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36">
      <style:table-cell-properties style:vertical-align="automatic"/>
    </style:style>
    <style:style style:name="co1" style:family="table-column">
      <style:table-column-properties fo:break-before="auto" style:column-width="3.25731481481481cm"/>
    </style:style>
    <style:style style:name="co2" style:family="table-column">
      <style:table-column-properties fo:break-before="auto" style:column-width="2.03435185185185cm"/>
    </style:style>
    <style:style style:name="co3" style:family="table-column">
      <style:table-column-properties fo:break-before="auto" style:column-width="3.99814814814815cm"/>
    </style:style>
    <style:style style:name="co4" style:family="table-column">
      <style:table-column-properties fo:break-before="auto" style:column-width="3.433703703703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30481481481481cm"/>
    </style:style>
    <style:style style:name="co7" style:family="table-column">
      <style:table-column-properties fo:break-before="auto" style:column-width="2.35185185185185cm"/>
    </style:style>
    <style:style style:name="co8" style:family="table-column">
      <style:table-column-properties fo:break-before="auto" style:column-width="2.62231481481481cm"/>
    </style:style>
    <style:style style:name="co9" style:family="table-column">
      <style:table-column-properties fo:break-before="auto" style:column-width="2.90453703703704cm"/>
    </style:style>
    <style:style style:name="co10" style:family="table-column">
      <style:table-column-properties fo:break-before="auto" style:column-width="5.47981481481481cm"/>
    </style:style>
    <style:style style:name="co11" style:family="table-column">
      <style:table-column-properties fo:break-before="auto" style:column-width="2.66935185185185cm"/>
    </style:style>
    <style:style style:name="co12" style:family="table-column">
      <style:table-column-properties fo:break-before="auto" style:column-width="1.78740740740741cm"/>
    </style:style>
    <style:style style:name="ro1" style:family="table-row">
      <style:table-row-properties style:row-height="12.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orm_Responses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45" table:default-cell-style-name="ce1"/>
        <table:table-column table:style-name="co12" table:number-columns-repeated="16128" table:default-cell-style-name="ce1"/>
        <table:table-row table:style-name="ro1">
          <table:table-cell office:value-type="string" table:style-name="ce2">
            <text:p>Timestamp</text:p>
          </table:table-cell>
          <table:table-cell office:value-type="string" table:style-name="ce2">
            <text:p>Holiday Date</text:p>
          </table:table-cell>
          <table:table-cell office:value-type="string" table:style-name="ce2">
            <text:p>CS Rep</text:p>
          </table:table-cell>
          <table:table-cell office:value-type="string" table:style-name="ce2">
            <text:p>Client Name</text:p>
          </table:table-cell>
          <table:table-cell office:value-type="string" table:style-name="ce2">
            <text:p>PHONE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OPENS AT</text:p>
          </table:table-cell>
          <table:table-cell office:value-type="string" table:style-name="ce2">
            <text:p>CLOSES AT</text:p>
          </table:table-cell>
          <table:table-cell office:value-type="string" table:style-name="ce2">
            <text:p>LAST PICKUP</text:p>
          </table:table-cell>
          <table:table-cell office:value-type="string" table:style-name="ce2">
            <text:p>VERIFIED WITH</text:p>
          </table:table-cell>
          <table:table-cell office:value-type="string" table:style-name="ce2">
            <text:p>Comments</text:p>
          </table:table-cell>
          <table:table-cell table:number-columns-repeated="16373"/>
        </table:table-row>
        <table:table-row table:style-name="ro1">
          <table:table-cell office:value-type="date" office:date-value="2016-04-25T11:45:41" table:style-name="ce3">
            <text:p>4/25/2016 11:45:41</text:p>
          </table:table-cell>
          <table:table-cell table:number-columns-repeated="2" table:style-name="ce2"/>
          <table:table-cell office:value-type="string" table:style-name="ce2">
            <text:p>INT MED</text:p>
          </table:table-cell>
          <table:table-cell office:value-type="string" table:style-name="ce2">
            <text:p>723-8547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1:00</text:p>
          </table:table-cell>
          <table:table-cell office:value-type="string" table:style-name="ce2">
            <text:p>5:00</text:p>
          </table:table-cell>
          <table:table-cell office:value-type="string" table:style-name="ce2">
            <text:p>4:00</text:p>
          </table:table-cell>
          <table:table-cell office:value-type="string" table:style-name="ce2">
            <text:p>Jane Rees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4-25T11:49:25" table:style-name="ce3">
            <text:p>4/25/2016 11:49:25</text:p>
          </table:table-cell>
          <table:table-cell table:number-columns-repeated="2" table:style-name="ce2"/>
          <table:table-cell office:value-type="string" table:style-name="ce2">
            <text:p>PEDS</text:p>
          </table:table-cell>
          <table:table-cell office:value-type="string" table:style-name="ce2">
            <text:p>555-102-0019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10:00 AM</text:p>
          </table:table-cell>
          <table:table-cell office:value-type="string" table:style-name="ce2">
            <text:p>3:00 PM</text:p>
          </table:table-cell>
          <table:table-cell office:value-type="string" table:style-name="ce2">
            <text:p>2:00 PM</text:p>
          </table:table-cell>
          <table:table-cell office:value-type="string" table:style-name="ce2">
            <text:p>MYSELF</text:p>
          </table:table-cell>
          <table:table-cell office:value-type="string" table:style-name="ce2">
            <text:p>NONE</text:p>
          </table:table-cell>
          <table:table-cell table:number-columns-repeated="16373"/>
        </table:table-row>
        <table:table-row table:style-name="ro1">
          <table:table-cell office:value-type="date" office:date-value="2016-04-25T13:19:41" table:style-name="ce3">
            <text:p>4/25/2016 13:19:41</text:p>
          </table:table-cell>
          <table:table-cell office:value-type="string" table:style-name="ce2">
            <text:p>[1/1/1900]</text:p>
          </table:table-cell>
          <table:table-cell office:value-type="string" table:style-name="ce2">
            <text:p>BRINLY, SAM</text:p>
          </table:table-cell>
          <table:table-cell office:value-type="string" table:style-name="ce2">
            <text:p>INT MED</text:p>
          </table:table-cell>
          <table:table-cell office:value-type="string" table:style-name="ce2">
            <text:p>212-746-4444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07:00</text:p>
          </table:table-cell>
          <table:table-cell office:value-type="string" table:style-name="ce2">
            <text:p>17:30</text:p>
          </table:table-cell>
          <table:table-cell office:value-type="string" table:style-name="ce2">
            <text:p>16:15</text:p>
          </table:table-cell>
          <table:table-cell office:value-type="string" table:style-name="ce2">
            <text:p>James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4-27T11:29:37" table:style-name="ce3">
            <text:p>4/27/2016 11:29:37</text:p>
          </table:table-cell>
          <table:table-cell office:value-type="string" table:style-name="ce2">
            <text:p>4/25/2016</text:p>
          </table:table-cell>
          <table:table-cell office:value-type="string" table:style-name="ce2">
            <text:p>BRINLY, SAM</text:p>
          </table:table-cell>
          <table:table-cell office:value-type="string" table:style-name="ce2">
            <text:p>*OFFICE*</text:p>
          </table:table-cell>
          <table:table-cell office:value-type="string" table:style-name="ce2">
            <text:p>212-746-4444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07:13</text:p>
          </table:table-cell>
          <table:table-cell office:value-type="string" table:style-name="ce2">
            <text:p>12:29</text:p>
          </table:table-cell>
          <table:table-cell office:value-type="string" table:style-name="ce2">
            <text:p>13:15</text:p>
          </table:table-cell>
          <table:table-cell office:value-type="string" table:style-name="ce2">
            <text:p>sandra</text:p>
          </table:table-cell>
          <table:table-cell office:value-type="string" table:style-name="ce2">
            <text:p>request bill for pickup</text:p>
          </table:table-cell>
          <table:table-cell table:number-columns-repeated="16373"/>
        </table:table-row>
        <table:table-row table:style-name="ro1">
          <table:table-cell office:value-type="date" office:date-value="2016-05-10T10:23:45" table:style-name="ce3">
            <text:p>5/10/2016 10:23:45</text:p>
          </table:table-cell>
          <table:table-cell office:value-type="string" table:style-name="ce2">
            <text:p>5/10/2016</text:p>
          </table:table-cell>
          <table:table-cell office:value-type="string" table:style-name="ce2">
            <text:p>BRINLY, SAM</text:p>
          </table:table-cell>
          <table:table-cell office:value-type="string" table:style-name="ce2">
            <text:p>*OFFICE*</text:p>
          </table:table-cell>
          <table:table-cell office:value-type="string" table:style-name="ce2">
            <text:p>212-746-4444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07:00</text:p>
          </table:table-cell>
          <table:table-cell office:value-type="string" table:style-name="ce2">
            <text:p>11:00</text:p>
          </table:table-cell>
          <table:table-cell office:value-type="string" table:style-name="ce2">
            <text:p>10:45</text:p>
          </table:table-cell>
          <table:table-cell office:value-type="string" table:style-name="ce2">
            <text:p>Jane Doe</text:p>
          </table:table-cell>
          <table:table-cell office:value-type="string" table:style-name="ce2">
            <text:p>None</text:p>
          </table:table-cell>
          <table:table-cell table:number-columns-repeated="16373"/>
        </table:table-row>
        <table:table-row table:style-name="ro1">
          <table:table-cell office:value-type="date" office:date-value="2016-05-10T10:38:30" table:style-name="ce3">
            <text:p>5/10/2016 10:38:30</text:p>
          </table:table-cell>
          <table:table-cell office:value-type="string" table:style-name="ce2">
            <text:p>5/10/2016</text:p>
          </table:table-cell>
          <table:table-cell office:value-type="string" table:style-name="ce2">
            <text:p>BRINLY, SAM</text:p>
          </table:table-cell>
          <table:table-cell office:value-type="string" table:style-name="ce2">
            <text:p>*OFFICE*</text:p>
          </table:table-cell>
          <table:table-cell office:value-type="string" table:style-name="ce2">
            <text:p>212-746-4444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07:00</text:p>
          </table:table-cell>
          <table:table-cell office:value-type="string" table:style-name="ce2">
            <text:p>11:00</text:p>
          </table:table-cell>
          <table:table-cell office:value-type="string" table:style-name="ce2">
            <text:p>10:00</text:p>
          </table:table-cell>
          <table:table-cell office:value-type="string" table:style-name="ce2">
            <text:p>Jane Leigh</text:p>
          </table:table-cell>
          <table:table-cell office:value-type="string" table:style-name="ce2">
            <text:p>Don't Be Late</text:p>
          </table:table-cell>
          <table:table-cell table:number-columns-repeated="16373"/>
        </table:table-row>
        <table:table-row table:style-name="ro1">
          <table:table-cell office:value-type="date" office:date-value="2016-05-10T10:49:14" table:style-name="ce3">
            <text:p>5/10/2016 10:49:14</text:p>
          </table:table-cell>
          <table:table-cell office:value-type="string" table:style-name="ce2">
            <text:p>5/10/2016</text:p>
          </table:table-cell>
          <table:table-cell office:value-type="string" table:style-name="ce2">
            <text:p>BRINLY, SAM</text:p>
          </table:table-cell>
          <table:table-cell office:value-type="string" table:style-name="ce2">
            <text:p>OB/GYN / INTERNAL MED</text:p>
          </table:table-cell>
          <table:table-cell office:value-type="string" table:style-name="ce2">
            <text:p>212-746-4445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07:00</text:p>
          </table:table-cell>
          <table:table-cell office:value-type="string" table:style-name="ce2">
            <text:p>11:00</text:p>
          </table:table-cell>
          <table:table-cell office:value-type="string" table:style-name="ce2">
            <text:p>10:00</text:p>
          </table:table-cell>
          <table:table-cell office:value-type="string" table:style-name="ce2">
            <text:p>suzy olsen</text:p>
          </table:table-cell>
          <table:table-cell office:value-type="string" table:style-name="ce2">
            <text:p>don't be late</text:p>
          </table:table-cell>
          <table:table-cell table:number-columns-repeated="16373"/>
        </table:table-row>
        <table:table-row table:style-name="ro1">
          <table:table-cell office:value-type="date" office:date-value="2016-05-10T10:50:33" table:style-name="ce3">
            <text:p>5/10/2016 10:50:33</text:p>
          </table:table-cell>
          <table:table-cell office:value-type="string" table:style-name="ce2">
            <text:p>5/10/2016</text:p>
          </table:table-cell>
          <table:table-cell office:value-type="string" table:style-name="ce2">
            <text:p>BRINLY, SAM</text:p>
          </table:table-cell>
          <table:table-cell office:value-type="string" table:style-name="ce2">
            <text:p>*OFFICE*</text:p>
          </table:table-cell>
          <table:table-cell office:value-type="string" table:style-name="ce2">
            <text:p>212-746-4444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07:00</text:p>
          </table:table-cell>
          <table:table-cell office:value-type="string" table:style-name="ce2">
            <text:p>08:00</text:p>
          </table:table-cell>
          <table:table-cell office:value-type="string" table:style-name="ce2">
            <text:p>07:30</text:p>
          </table:table-cell>
          <table:table-cell office:value-type="string" table:style-name="ce2">
            <text:p>jane</text:p>
          </table:table-cell>
          <table:table-cell office:value-type="string" table:style-name="ce2">
            <text:p>WHOLE OFFICE</text:p>
          </table:table-cell>
          <table:table-cell table:number-columns-repeated="16373"/>
        </table:table-row>
        <table:table-row table:style-name="ro1">
          <table:table-cell office:value-type="date" office:date-value="2016-05-10T11:46:16" table:style-name="ce3">
            <text:p>5/10/2016 11:46:16</text:p>
          </table:table-cell>
          <table:table-cell office:value-type="string" table:style-name="ce2">
            <text:p>[1/1/1900]</text:p>
          </table:table-cell>
          <table:table-cell office:value-type="string" table:style-name="ce2">
            <text:p>BRINLY, SAM</text:p>
          </table:table-cell>
          <table:table-cell office:value-type="string" table:style-name="ce2">
            <text:p>OB/GYN</text:p>
          </table:table-cell>
          <table:table-cell office:value-type="string" table:style-name="ce2">
            <text:p>212-746-4444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10:00</text:p>
          </table:table-cell>
          <table:table-cell office:value-type="string" table:style-name="ce2">
            <text:p>11:00</text:p>
          </table:table-cell>
          <table:table-cell office:value-type="string" table:style-name="ce2">
            <text:p>10:15</text:p>
          </table:table-cell>
          <table:table-cell office:value-type="string" table:style-name="ce2">
            <text:p>James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11T08:11:31" table:style-name="ce3">
            <text:p>5/11/2016 8:11:31</text:p>
          </table:table-cell>
          <table:table-cell office:value-type="string" table:style-name="ce2">
            <text:p>[1/1/1900]</text:p>
          </table:table-cell>
          <table:table-cell office:value-type="string" table:style-name="ce2">
            <text:p>BRINLY, SAM</text:p>
          </table:table-cell>
          <table:table-cell office:value-type="string" table:style-name="ce2">
            <text:p>*OFFICE*</text:p>
          </table:table-cell>
          <table:table-cell office:value-type="string" table:style-name="ce2">
            <text:p>212-746-4444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7:00</text:p>
          </table:table-cell>
          <table:table-cell office:value-type="string" table:style-name="ce2">
            <text:p>13:00</text:p>
          </table:table-cell>
          <table:table-cell office:value-type="string" table:style-name="ce2">
            <text:p>15:30</text:p>
          </table:table-cell>
          <table:table-cell office:value-type="string" table:style-name="ce2">
            <text:p>James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16T10:02:01" table:style-name="ce3">
            <text:p>5/16/2016 10:02:01</text:p>
          </table:table-cell>
          <table:table-cell office:value-type="string" table:style-name="ce2">
            <text:p>[1/1/1900]</text:p>
          </table:table-cell>
          <table:table-cell table:style-name="ce2"/>
          <table:table-cell office:value-type="string" table:style-name="ce2">
            <text:p>12 West 72nd Street - INT MED</text:p>
          </table:table-cell>
          <table:table-cell office:value-type="float" office:value="17775" table:style-name="ce2">
            <text:p>17775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09:00</text:p>
          </table:table-cell>
          <table:table-cell office:value-type="string" table:style-name="ce2">
            <text:p>17:00</text:p>
          </table:table-cell>
          <table:table-cell office:value-type="string" table:style-name="ce2">
            <text:p>17:00</text:p>
          </table:table-cell>
          <table:table-cell office:value-type="string" table:style-name="ce2">
            <text:p>test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16T10:03:01" table:style-name="ce3">
            <text:p>5/16/2016 10:03:01</text:p>
          </table:table-cell>
          <table:table-cell office:value-type="string" table:style-name="ce2">
            <text:p>[1/1/1900]</text:p>
          </table:table-cell>
          <table:table-cell table:style-name="ce2"/>
          <table:table-cell office:value-type="string" table:style-name="ce2">
            <text:p>310 East 72nd - PHYSICIANS</text:p>
          </table:table-cell>
          <table:table-cell office:value-type="float" office:value="2125551212" table:style-name="ce2">
            <text:p>2125551212</text:p>
          </table:table-cell>
          <table:table-cell office:value-type="string" table:style-name="ce2">
            <text:p>OPEN</text:p>
          </table:table-cell>
          <table:table-cell table:number-columns-repeated="3" table:style-name="ce2"/>
          <table:table-cell office:value-type="string" table:style-name="ce2">
            <text:p>test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18T12:12:23" table:style-name="ce3">
            <text:p>5/18/2016 12:12:23</text:p>
          </table:table-cell>
          <table:table-cell office:value-type="string" table:style-name="ce2">
            <text:p>[1/1/1900]</text:p>
          </table:table-cell>
          <table:table-cell table:style-name="ce2"/>
          <table:table-cell office:value-type="string" table:style-name="ce2">
            <text:p>12 West 72nd Street - OB/GYN</text:p>
          </table:table-cell>
          <table:table-cell office:value-type="float" office:value="17792" table:style-name="ce2">
            <text:p>17792</text:p>
          </table:table-cell>
          <table:table-cell office:value-type="string" table:style-name="ce2">
            <text:p>OPEN</text:p>
          </table:table-cell>
          <table:table-cell table:number-columns-repeated="3" table:style-name="ce2"/>
          <table:table-cell office:value-type="string" table:style-name="ce2">
            <text:p>TEST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18T12:13:24" table:style-name="ce3">
            <text:p>5/18/2016 12:13:24</text:p>
          </table:table-cell>
          <table:table-cell office:value-type="string" table:style-name="ce2">
            <text:p>[1/1/1900]</text:p>
          </table:table-cell>
          <table:table-cell table:style-name="ce2"/>
          <table:table-cell office:value-type="string" table:style-name="ce2">
            <text:p>12 West 72nd Street - INT MED</text:p>
          </table:table-cell>
          <table:table-cell office:value-type="float" office:value="17775" table:style-name="ce2">
            <text:p>17775</text:p>
          </table:table-cell>
          <table:table-cell office:value-type="string" table:style-name="ce2">
            <text:p>OPEN</text:p>
          </table:table-cell>
          <table:table-cell table:number-columns-repeated="3" table:style-name="ce2"/>
          <table:table-cell office:value-type="string" table:style-name="ce2">
            <text:p>TEST 2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3T08:06:21" table:style-name="ce3">
            <text:p>5/23/2016 8:06:21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REYES, ERIKA</text:p>
          </table:table-cell>
          <table:table-cell office:value-type="string" table:style-name="ce2">
            <text:p>12 West 72nd Street - INT MED</text:p>
          </table:table-cell>
          <table:table-cell office:value-type="float" office:value="17775" table:style-name="ce2">
            <text:p>1777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illy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3T08:06:49" table:style-name="ce3">
            <text:p>5/23/2016 8:06:49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REYES, ERIKA</text:p>
          </table:table-cell>
          <table:table-cell office:value-type="string" table:style-name="ce2">
            <text:p>12 West 72nd Street - OB/GYN</text:p>
          </table:table-cell>
          <table:table-cell office:value-type="float" office:value="17792" table:style-name="ce2">
            <text:p>17792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Tamar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3T08:11:41" table:style-name="ce3">
            <text:p>5/23/2016 8:11:41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REYES, ERIKA</text:p>
          </table:table-cell>
          <table:table-cell office:value-type="string" table:style-name="ce2">
            <text:p>Dobrenis, Hockstein</text:p>
          </table:table-cell>
          <table:table-cell office:value-type="string" table:style-name="ce2">
            <text:p>821-081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Addy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3T08:12:18" table:style-name="ce3">
            <text:p>5/23/2016 8:12:18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REYES, ERIKA</text:p>
          </table:table-cell>
          <table:table-cell office:value-type="string" table:style-name="ce2">
            <text:p>Shaktman, Barry</text:p>
          </table:table-cell>
          <table:table-cell office:value-type="string" table:style-name="ce2">
            <text:p>746-3237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Sabrin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3T08:14:16" table:style-name="ce3">
            <text:p>5/23/2016 8:14:16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GREEN-SMITH, MARCIA</text:p>
          </table:table-cell>
          <table:table-cell office:value-type="string" table:style-name="ce2">
            <text:p>J-130</text:p>
          </table:table-cell>
          <table:table-cell office:value-type="string" table:style-name="ce2">
            <text:p>746-034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Sabrin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3T08:14:49" table:style-name="ce3">
            <text:p>5/23/2016 8:14:49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GREEN-SMITH, MARCIA</text:p>
          </table:table-cell>
          <table:table-cell office:value-type="string" table:style-name="ce2">
            <text:p>12 West 72nd Street - PEDS</text:p>
          </table:table-cell>
          <table:table-cell office:value-type="float" office:value="17766" table:style-name="ce2">
            <text:p>17766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Yuli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3T08:15:35" table:style-name="ce3">
            <text:p>5/23/2016 8:15:35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CMA Tribeca - 40 Worth Street - INTERNAL MED</text:p>
          </table:table-cell>
          <table:table-cell office:value-type="string" table:style-name="ce2">
            <text:p>646-962-34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ai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3T08:15:54" table:style-name="ce3">
            <text:p>5/23/2016 8:15:54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CMA Tribeca - 40 Worth Street - OB/GYN</text:p>
          </table:table-cell>
          <table:table-cell office:value-type="string" table:style-name="ce2">
            <text:p>646-962-34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ai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3T08:16:16" table:style-name="ce3">
            <text:p>5/23/2016 8:16:16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CMA Tribeca - 40 Worth Street - PEDS</text:p>
          </table:table-cell>
          <table:table-cell office:value-type="string" table:style-name="ce2">
            <text:p>646-962-34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ai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3T08:18:25" table:style-name="ce3">
            <text:p>5/23/2016 8:18:25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Yarberry-[ALL]en, Patricia</text:p>
          </table:table-cell>
          <table:table-cell office:value-type="string" table:style-name="ce2">
            <text:p>410-428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Eric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3T08:19:31" table:style-name="ce3">
            <text:p>5/23/2016 8:19:31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425 E 61st St - 11th Floor</text:p>
          </table:table-cell>
          <table:table-cell office:value-type="string" table:style-name="ce2">
            <text:p>821-0942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ydu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3T08:20:47" table:style-name="ce3">
            <text:p>5/23/2016 8:20:47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8 North - M2 - DIALYSIS</text:p>
          </table:table-cell>
          <table:table-cell office:value-type="string" table:style-name="ce2">
            <text:p>746-3151</text:p>
          </table:table-cell>
          <table:table-cell office:value-type="string" table:style-name="ce2">
            <text:p>OPEN</text:p>
          </table:table-cell>
          <table:table-cell table:number-columns-repeated="3" table:style-name="ce2"/>
          <table:table-cell office:value-type="string" table:style-name="ce2">
            <text:p>Joan</text:p>
          </table:table-cell>
          <table:table-cell office:value-type="string" table:style-name="ce2">
            <text:p>Utilizing Escort</text:p>
          </table:table-cell>
          <table:table-cell table:number-columns-repeated="16373"/>
        </table:table-row>
        <table:table-row table:style-name="ro1">
          <table:table-cell office:value-type="date" office:date-value="2016-05-23T08:21:20" table:style-name="ce3">
            <text:p>5/23/2016 8:21:20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Altorki, Nasser K.</text:p>
          </table:table-cell>
          <table:table-cell office:value-type="string" table:style-name="ce2">
            <text:p>746-5156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Sarah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3T08:22:19" table:style-name="ce3">
            <text:p>5/23/2016 8:22:19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BAKER - 23 - PEDS SPCL STUDIES</text:p>
          </table:table-cell>
          <table:table-cell office:value-type="string" table:style-name="ce2">
            <text:p>746-3326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an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3T08:24:16" table:style-name="ce3">
            <text:p>5/23/2016 8:24:16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BAKER - 24</text:p>
          </table:table-cell>
          <table:table-cell office:value-type="string" table:style-name="ce2">
            <text:p>746-418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Daliah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3T08:26:09" table:style-name="ce3">
            <text:p>5/23/2016 8:26:09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Bednarek, Karl T</text:p>
          </table:table-cell>
          <table:table-cell office:value-type="string" table:style-name="ce2">
            <text:p>718-389-8585</text:p>
          </table:table-cell>
          <table:table-cell office:value-type="string" table:style-name="ce2">
            <text:p>OPEN</text:p>
          </table:table-cell>
          <table:table-cell table:number-columns-repeated="3" table:style-name="ce2"/>
          <table:table-cell office:value-type="string" table:style-name="ce2">
            <text:p>Sasha</text:p>
          </table:table-cell>
          <table:table-cell office:value-type="string" table:style-name="ce2">
            <text:p>Dr. will not be seeing patients.</text:p>
          </table:table-cell>
          <table:table-cell table:number-columns-repeated="16373"/>
        </table:table-row>
        <table:table-row table:style-name="ro1">
          <table:table-cell office:value-type="date" office:date-value="2016-05-23T08:27:16" table:style-name="ce3">
            <text:p>5/23/2016 8:27:16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Borer, Jeffery S</text:p>
          </table:table-cell>
          <table:table-cell office:value-type="string" table:style-name="ce2">
            <text:p>289-7777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oren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3T08:27:47" table:style-name="ce3">
            <text:p>5/23/2016 8:27:47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CARDIOLOGY - ST4</text:p>
          </table:table-cell>
          <table:table-cell office:value-type="string" table:style-name="ce2">
            <text:p>746-2172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ennifer</text:p>
          </table:table-cell>
          <table:table-cell table:number-columns-repeated="16374"/>
        </table:table-row>
        <table:table-row table:style-name="ro1">
          <table:table-cell office:value-type="date" office:date-value="2016-05-23T08:28:44" table:style-name="ce3">
            <text:p>5/23/2016 8:28:44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CENTER FOR SPECIALTY CARE</text:p>
          </table:table-cell>
          <table:table-cell office:value-type="string" table:style-name="ce2">
            <text:p>570-40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oyce</text:p>
          </table:table-cell>
          <table:table-cell table:number-columns-repeated="16374"/>
        </table:table-row>
        <table:table-row table:style-name="ro1">
          <table:table-cell office:value-type="date" office:date-value="2016-05-23T08:29:34" table:style-name="ce3">
            <text:p>5/23/2016 8:29:34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/MILLER, CASSANDRA</text:p>
          </table:table-cell>
          <table:table-cell office:value-type="string" table:style-name="ce2">
            <text:p>Bosworth, Brian / Scherl, Ellen / Jacobs, V</text:p>
          </table:table-cell>
          <table:table-cell office:value-type="string" table:style-name="ce2">
            <text:p>746-5077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Keisha</text:p>
          </table:table-cell>
          <table:table-cell table:number-columns-repeated="16374"/>
        </table:table-row>
        <table:table-row table:style-name="ro1">
          <table:table-cell office:value-type="date" office:date-value="2016-05-23T08:31:12" table:style-name="ce3">
            <text:p>5/23/2016 8:31:12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215 East 85th Street - PEDS</text:p>
          </table:table-cell>
          <table:table-cell office:value-type="float" office:value="17347" table:style-name="ce2">
            <text:p>17347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Veronica</text:p>
          </table:table-cell>
          <table:table-cell table:number-columns-repeated="16374"/>
        </table:table-row>
        <table:table-row table:style-name="ro1">
          <table:table-cell office:value-type="date" office:date-value="2016-05-23T08:33:07" table:style-name="ce3">
            <text:p>5/23/2016 8:33:07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CARNEGIE HILL - ENDOSCOPY</text:p>
          </table:table-cell>
          <table:table-cell office:value-type="string" table:style-name="ce2">
            <text:p>860-63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Darlene</text:p>
          </table:table-cell>
          <table:table-cell table:number-columns-repeated="16374"/>
        </table:table-row>
        <table:table-row table:style-name="ro1">
          <table:table-cell office:value-type="date" office:date-value="2016-05-23T08:33:26" table:style-name="ce3">
            <text:p>5/23/2016 8:33:26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Basuk, Paul</text:p>
          </table:table-cell>
          <table:table-cell office:value-type="string" table:style-name="ce2">
            <text:p>861-971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Andrea</text:p>
          </table:table-cell>
          <table:table-cell table:number-columns-repeated="16374"/>
        </table:table-row>
        <table:table-row table:style-name="ro1">
          <table:table-cell office:value-type="date" office:date-value="2016-05-23T08:33:58" table:style-name="ce3">
            <text:p>5/23/2016 8:33:58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CMA Broadway - 2315 Broadway - Bragin, Llana</text:p>
          </table:table-cell>
          <table:table-cell office:value-type="string" table:style-name="ce2">
            <text:p>646-962-211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Danielle</text:p>
          </table:table-cell>
          <table:table-cell table:number-columns-repeated="16374"/>
        </table:table-row>
        <table:table-row table:style-name="ro1">
          <table:table-cell office:value-type="date" office:date-value="2016-05-23T08:34:19" table:style-name="ce3">
            <text:p>5/23/2016 8:34:19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CMA Broadway - 2315 Broadway - Chang, Joseph</text:p>
          </table:table-cell>
          <table:table-cell office:value-type="string" table:style-name="ce2">
            <text:p>646-962-211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Danielle</text:p>
          </table:table-cell>
          <table:table-cell table:number-columns-repeated="16374"/>
        </table:table-row>
        <table:table-row table:style-name="ro1">
          <table:table-cell office:value-type="date" office:date-value="2016-05-23T08:34:42" table:style-name="ce3">
            <text:p>5/23/2016 8:34:42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CMA Broadway - 2315 Broadway - Cohen, David</text:p>
          </table:table-cell>
          <table:table-cell office:value-type="string" table:style-name="ce2">
            <text:p>646-962-211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Danielle</text:p>
          </table:table-cell>
          <table:table-cell table:number-columns-repeated="16374"/>
        </table:table-row>
        <table:table-row table:style-name="ro1">
          <table:table-cell office:value-type="date" office:date-value="2016-05-23T08:35:02" table:style-name="ce3">
            <text:p>5/23/2016 8:35:02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CMA Broadway - 2315 Broadway - Rosinni, Jane</text:p>
          </table:table-cell>
          <table:table-cell office:value-type="string" table:style-name="ce2">
            <text:p>646-962-211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Danielle</text:p>
          </table:table-cell>
          <table:table-cell table:number-columns-repeated="16374"/>
        </table:table-row>
        <table:table-row table:style-name="ro1">
          <table:table-cell office:value-type="date" office:date-value="2016-05-23T08:35:20" table:style-name="ce3">
            <text:p>5/23/2016 8:35:20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CMA Broadway - 2315 Broadway - Sanford, Marie</text:p>
          </table:table-cell>
          <table:table-cell office:value-type="string" table:style-name="ce2">
            <text:p>646-962-211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Danielle</text:p>
          </table:table-cell>
          <table:table-cell table:number-columns-repeated="16374"/>
        </table:table-row>
        <table:table-row table:style-name="ro1">
          <table:table-cell office:value-type="date" office:date-value="2016-05-23T08:35:38" table:style-name="ce3">
            <text:p>5/23/2016 8:35:38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CMA Broadway - 2315 Broadway - Shultz, Christopher</text:p>
          </table:table-cell>
          <table:table-cell office:value-type="string" table:style-name="ce2">
            <text:p>646-962-211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Danielle</text:p>
          </table:table-cell>
          <table:table-cell table:number-columns-repeated="16374"/>
        </table:table-row>
        <table:table-row table:style-name="ro1">
          <table:table-cell office:value-type="date" office:date-value="2016-05-23T08:36:26" table:style-name="ce3">
            <text:p>5/23/2016 8:36:26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CMA Broadway - 2315 Broadway - Wu, Yu-Hsin</text:p>
          </table:table-cell>
          <table:table-cell office:value-type="string" table:style-name="ce2">
            <text:p>646-962-211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Danielle</text:p>
          </table:table-cell>
          <table:table-cell table:number-columns-repeated="16374"/>
        </table:table-row>
        <table:table-row table:style-name="ro1">
          <table:table-cell office:value-type="date" office:date-value="2016-05-23T08:36:48" table:style-name="ce3">
            <text:p>5/23/2016 8:36:48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Tahir, Muhammad</text:p>
          </table:table-cell>
          <table:table-cell office:value-type="string" table:style-name="ce2">
            <text:p>718-230-581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Nancy</text:p>
          </table:table-cell>
          <table:table-cell table:number-columns-repeated="16374"/>
        </table:table-row>
        <table:table-row table:style-name="ro1">
          <table:table-cell office:value-type="date" office:date-value="2016-05-23T08:37:09" table:style-name="ce3">
            <text:p>5/23/2016 8:37:09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Wu, Jennifer</text:p>
          </table:table-cell>
          <table:table-cell office:value-type="string" table:style-name="ce2">
            <text:p>508-8899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Kathy</text:p>
          </table:table-cell>
          <table:table-cell table:number-columns-repeated="16374"/>
        </table:table-row>
        <table:table-row table:style-name="ro1">
          <table:table-cell office:value-type="date" office:date-value="2016-05-23T08:37:23" table:style-name="ce3">
            <text:p>5/23/2016 8:37:23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Wu, Jennifer (WMWH) 2nd LOC.</text:p>
          </table:table-cell>
          <table:table-cell office:value-type="string" table:style-name="ce2">
            <text:p>646-701-002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Kathy</text:p>
          </table:table-cell>
          <table:table-cell table:number-columns-repeated="16374"/>
        </table:table-row>
        <table:table-row table:style-name="ro1">
          <table:table-cell office:value-type="date" office:date-value="2016-05-23T08:39:37" table:style-name="ce3">
            <text:p>5/23/2016 8:39:37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MCCULLAGH, KERRI</text:p>
          </table:table-cell>
          <table:table-cell office:value-type="string" table:style-name="ce2">
            <text:p>Miskovitz, Paul / Eng, Angie / Cooper, Robert</text:p>
          </table:table-cell>
          <table:table-cell office:value-type="string" table:style-name="ce2">
            <text:p>717-4966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eslie</text:p>
          </table:table-cell>
          <table:table-cell table:number-columns-repeated="16374"/>
        </table:table-row>
        <table:table-row table:style-name="ro1">
          <table:table-cell office:value-type="date" office:date-value="2016-05-23T08:40:15" table:style-name="ce3">
            <text:p>5/23/2016 8:40:15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MCCULLAGH, KERRI</text:p>
          </table:table-cell>
          <table:table-cell office:value-type="string" table:style-name="ce2">
            <text:p>Gelfand</text:p>
          </table:table-cell>
          <table:table-cell office:value-type="string" table:style-name="ce2">
            <text:p>879-3496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arianna</text:p>
          </table:table-cell>
          <table:table-cell table:number-columns-repeated="16374"/>
        </table:table-row>
        <table:table-row table:style-name="ro1">
          <table:table-cell office:value-type="date" office:date-value="2016-05-23T08:40:53" table:style-name="ce3">
            <text:p>5/23/2016 8:40:53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MCCULLAGH, KERRI</text:p>
          </table:table-cell>
          <table:table-cell office:value-type="string" table:style-name="ce2">
            <text:p>Klein, Harvey</text:p>
          </table:table-cell>
          <table:table-cell office:value-type="float" office:value="14101" table:style-name="ce2">
            <text:p>1410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Caroline</text:p>
          </table:table-cell>
          <table:table-cell table:number-columns-repeated="16374"/>
        </table:table-row>
        <table:table-row table:style-name="ro1">
          <table:table-cell office:value-type="date" office:date-value="2016-05-23T08:41:14" table:style-name="ce3">
            <text:p>5/23/2016 8:41:14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MCCULLAGH, KERRI</text:p>
          </table:table-cell>
          <table:table-cell office:value-type="string" table:style-name="ce2">
            <text:p>Bardes, Charles</text:p>
          </table:table-cell>
          <table:table-cell office:value-type="string" table:style-name="ce2">
            <text:p>646-962-3456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Althea</text:p>
          </table:table-cell>
          <table:table-cell table:number-columns-repeated="16374"/>
        </table:table-row>
        <table:table-row table:style-name="ro1">
          <table:table-cell office:value-type="date" office:date-value="2016-05-23T08:41:41" table:style-name="ce3">
            <text:p>5/23/2016 8:41:41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MCCULLAGH, KERRI</text:p>
          </table:table-cell>
          <table:table-cell office:value-type="string" table:style-name="ce2">
            <text:p>215 East 85th Street - OB/GYN / INTERNAL MED</text:p>
          </table:table-cell>
          <table:table-cell office:value-type="float" office:value="17326" table:style-name="ce2">
            <text:p>17326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Catherine</text:p>
          </table:table-cell>
          <table:table-cell table:number-columns-repeated="16374"/>
        </table:table-row>
        <table:table-row table:style-name="ro1">
          <table:table-cell office:value-type="date" office:date-value="2016-05-23T08:42:05" table:style-name="ce3">
            <text:p>5/23/2016 8:42:05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MCCULLAGH, KERRI/MESSINA, CRYSTAL</text:p>
          </table:table-cell>
          <table:table-cell office:value-type="string" table:style-name="ce2">
            <text:p>Horizon Medical Group - WCPN</text:p>
          </table:table-cell>
          <table:table-cell office:value-type="string" table:style-name="ce2">
            <text:p>212-879-7777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Eddie</text:p>
          </table:table-cell>
          <table:table-cell table:number-columns-repeated="16374"/>
        </table:table-row>
        <table:table-row table:style-name="ro1">
          <table:table-cell office:value-type="date" office:date-value="2016-05-23T08:43:45" table:style-name="ce3">
            <text:p>5/23/2016 8:43:45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Crawford, Carl</text:p>
          </table:table-cell>
          <table:table-cell office:value-type="float" office:value="15329" table:style-name="ce2">
            <text:p>15329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ustina</text:p>
          </table:table-cell>
          <table:table-cell table:number-columns-repeated="16374"/>
        </table:table-row>
        <table:table-row table:style-name="ro1">
          <table:table-cell office:value-type="date" office:date-value="2016-05-23T08:44:09" table:style-name="ce3">
            <text:p>5/23/2016 8:44:09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Maltz, Charles</text:p>
          </table:table-cell>
          <table:table-cell office:value-type="string" table:style-name="ce2">
            <text:p>962-5384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ustina</text:p>
          </table:table-cell>
          <table:table-cell table:number-columns-repeated="16374"/>
        </table:table-row>
        <table:table-row table:style-name="ro1">
          <table:table-cell office:value-type="date" office:date-value="2016-05-23T08:44:32" table:style-name="ce3">
            <text:p>5/23/2016 8:44:32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Olsen, Sonja Kristine / Brown, Robert / Fox, [ALL]ison / Lavine, S</text:p>
          </table:table-cell>
          <table:table-cell office:value-type="string" table:style-name="ce2">
            <text:p>646-962-5483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ustina</text:p>
          </table:table-cell>
          <table:table-cell table:number-columns-repeated="16374"/>
        </table:table-row>
        <table:table-row table:style-name="ro1">
          <table:table-cell office:value-type="date" office:date-value="2016-05-23T08:44:50" table:style-name="ce3">
            <text:p>5/23/2016 8:44:50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Olson, Mary</text:p>
          </table:table-cell>
          <table:table-cell office:value-type="string" table:style-name="ce2">
            <text:p>646-962-4742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ustina</text:p>
          </table:table-cell>
          <table:table-cell table:number-columns-repeated="16374"/>
        </table:table-row>
        <table:table-row table:style-name="ro1">
          <table:table-cell office:value-type="date" office:date-value="2016-05-23T08:49:01" table:style-name="ce3">
            <text:p>5/23/2016 8:49:01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Creatura, Chris</text:p>
          </table:table-cell>
          <table:table-cell office:value-type="string" table:style-name="ce2">
            <text:p>772-38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Sheryl</text:p>
          </table:table-cell>
          <table:table-cell table:number-columns-repeated="16374"/>
        </table:table-row>
        <table:table-row table:style-name="ro1">
          <table:table-cell office:value-type="date" office:date-value="2016-05-23T08:49:43" table:style-name="ce3">
            <text:p>5/23/2016 8:49:43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MCCULLAGH, KERRI</text:p>
          </table:table-cell>
          <table:table-cell office:value-type="string" table:style-name="ce2">
            <text:p>Joan Kent</text:p>
          </table:table-cell>
          <table:table-cell office:value-type="string" table:style-name="ce2">
            <text:p>772-29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Sheryl</text:p>
          </table:table-cell>
          <table:table-cell table:number-columns-repeated="16374"/>
        </table:table-row>
        <table:table-row table:style-name="ro1">
          <table:table-cell office:value-type="date" office:date-value="2016-05-23T08:50:12" table:style-name="ce3">
            <text:p>5/23/2016 8:50:12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MILLER, CASSANDRA</text:p>
          </table:table-cell>
          <table:table-cell office:value-type="string" table:style-name="ce2">
            <text:p>Carlon, Anne</text:p>
          </table:table-cell>
          <table:table-cell office:value-type="string" table:style-name="ce2">
            <text:p>988-81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Sheryl</text:p>
          </table:table-cell>
          <table:table-cell table:number-columns-repeated="16374"/>
        </table:table-row>
        <table:table-row table:style-name="ro1">
          <table:table-cell office:value-type="date" office:date-value="2016-05-23T08:51:00" table:style-name="ce3">
            <text:p>5/23/2016 8:51:00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Girardi, Leonard</text:p>
          </table:table-cell>
          <table:table-cell office:value-type="string" table:style-name="ce2">
            <text:p>746-5194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Carmen</text:p>
          </table:table-cell>
          <table:table-cell table:number-columns-repeated="16374"/>
        </table:table-row>
        <table:table-row table:style-name="ro1">
          <table:table-cell office:value-type="date" office:date-value="2016-05-23T08:51:44" table:style-name="ce3">
            <text:p>5/23/2016 8:51:44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HEMO ONC - ST 341</text:p>
          </table:table-cell>
          <table:table-cell office:value-type="string" table:style-name="ce2">
            <text:p>746-5102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Elena Lungu</text:p>
          </table:table-cell>
          <table:table-cell table:number-columns-repeated="16374"/>
        </table:table-row>
        <table:table-row table:style-name="ro1">
          <table:table-cell office:value-type="date" office:date-value="2016-05-23T08:52:27" table:style-name="ce3">
            <text:p>5/23/2016 8:52:27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Hochreiter, Clair</text:p>
          </table:table-cell>
          <table:table-cell office:value-type="string" table:style-name="ce2">
            <text:p>746-5846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Cathy</text:p>
          </table:table-cell>
          <table:table-cell table:number-columns-repeated="16374"/>
        </table:table-row>
        <table:table-row table:style-name="ro1">
          <table:table-cell office:value-type="date" office:date-value="2016-05-23T08:56:35" table:style-name="ce3">
            <text:p>5/23/2016 8:56:35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HSS - Lane, Joseph</text:p>
          </table:table-cell>
          <table:table-cell office:value-type="string" table:style-name="ce2">
            <text:p>606-1172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Nicole</text:p>
          </table:table-cell>
          <table:table-cell table:number-columns-repeated="16374"/>
        </table:table-row>
        <table:table-row table:style-name="ro1">
          <table:table-cell office:value-type="date" office:date-value="2016-05-23T08:57:06" table:style-name="ce3">
            <text:p>5/23/2016 8:57:06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HT - 4</text:p>
          </table:table-cell>
          <table:table-cell office:value-type="string" table:style-name="ce2">
            <text:p>746-2884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Anika</text:p>
          </table:table-cell>
          <table:table-cell table:number-columns-repeated="16374"/>
        </table:table-row>
        <table:table-row table:style-name="ro1">
          <table:table-cell office:value-type="date" office:date-value="2016-05-23T08:59:18" table:style-name="ce3">
            <text:p>5/23/2016 8:59:18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HYPERTENSION</text:p>
          </table:table-cell>
          <table:table-cell office:value-type="string" table:style-name="ce2">
            <text:p>962-260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Rachelle</text:p>
          </table:table-cell>
          <table:table-cell table:number-columns-repeated="16374"/>
        </table:table-row>
        <table:table-row table:style-name="ro1">
          <table:table-cell office:value-type="date" office:date-value="2016-05-23T09:00:52" table:style-name="ce3">
            <text:p>5/23/2016 9:00:52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Jacobs, Jonathan</text:p>
          </table:table-cell>
          <table:table-cell office:value-type="string" table:style-name="ce2">
            <text:p>746-1873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ori</text:p>
          </table:table-cell>
          <table:table-cell table:number-columns-repeated="16374"/>
        </table:table-row>
        <table:table-row table:style-name="ro1">
          <table:table-cell office:value-type="date" office:date-value="2016-05-23T09:02:39" table:style-name="ce3">
            <text:p>5/23/2016 9:02:39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Jacobs, Michael</text:p>
          </table:table-cell>
          <table:table-cell office:value-type="string" table:style-name="ce2">
            <text:p>212-772-719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Kiki</text:p>
          </table:table-cell>
          <table:table-cell table:number-columns-repeated="16374"/>
        </table:table-row>
        <table:table-row table:style-name="ro1">
          <table:table-cell office:value-type="date" office:date-value="2016-05-23T09:03:41" table:style-name="ce3">
            <text:p>5/23/2016 9:03:41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Lanzberg, Brian</text:p>
          </table:table-cell>
          <table:table-cell office:value-type="string" table:style-name="ce2">
            <text:p>737-50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Barbara</text:p>
          </table:table-cell>
          <table:table-cell table:number-columns-repeated="16374"/>
        </table:table-row>
        <table:table-row table:style-name="ro1">
          <table:table-cell office:value-type="date" office:date-value="2016-05-23T09:04:49" table:style-name="ce3">
            <text:p>5/23/2016 9:04:49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Levy, Miriam</text:p>
          </table:table-cell>
          <table:table-cell office:value-type="string" table:style-name="ce2">
            <text:p>794-25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Deseria</text:p>
          </table:table-cell>
          <table:table-cell table:number-columns-repeated="16374"/>
        </table:table-row>
        <table:table-row table:style-name="ro1">
          <table:table-cell office:value-type="date" office:date-value="2016-05-23T09:05:38" table:style-name="ce3">
            <text:p>5/23/2016 9:05:38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Magid, Norman</text:p>
          </table:table-cell>
          <table:table-cell office:value-type="string" table:style-name="ce2">
            <text:p>752-3464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Adina</text:p>
          </table:table-cell>
          <table:table-cell table:number-columns-repeated="16374"/>
        </table:table-row>
        <table:table-row table:style-name="ro1">
          <table:table-cell office:value-type="date" office:date-value="2016-05-23T09:06:43" table:style-name="ce3">
            <text:p>5/23/2016 9:06:43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Manevitz, Alan</text:p>
          </table:table-cell>
          <table:table-cell office:value-type="string" table:style-name="ce2">
            <text:p>751-5072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argie</text:p>
          </table:table-cell>
          <table:table-cell table:number-columns-repeated="16374"/>
        </table:table-row>
        <table:table-row table:style-name="ro1">
          <table:table-cell office:value-type="date" office:date-value="2016-05-23T09:20:27" table:style-name="ce3">
            <text:p>5/23/2016 9:20:27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MD Park Ave - Ellis, George</text:p>
          </table:table-cell>
          <table:table-cell office:value-type="string" table:style-name="ce2">
            <text:p>646-350-042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ilhela</text:p>
          </table:table-cell>
          <table:table-cell table:number-columns-repeated="16374"/>
        </table:table-row>
        <table:table-row table:style-name="ro1">
          <table:table-cell office:value-type="date" office:date-value="2016-05-23T09:20:40" table:style-name="ce3">
            <text:p>5/23/2016 9:20:40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MD Park Ave - [ALL]</text:p>
          </table:table-cell>
          <table:table-cell office:value-type="string" table:style-name="ce2">
            <text:p>646-350-042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ilhela</text:p>
          </table:table-cell>
          <table:table-cell table:number-columns-repeated="16374"/>
        </table:table-row>
        <table:table-row table:style-name="ro1">
          <table:table-cell office:value-type="date" office:date-value="2016-05-23T09:20:51" table:style-name="ce3">
            <text:p>5/23/2016 9:20:51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MD Park Ave - Midonick, Shari</text:p>
          </table:table-cell>
          <table:table-cell office:value-type="string" table:style-name="ce2">
            <text:p>646-350-042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ilhela</text:p>
          </table:table-cell>
          <table:table-cell table:number-columns-repeated="16374"/>
        </table:table-row>
        <table:table-row table:style-name="ro1">
          <table:table-cell office:value-type="date" office:date-value="2016-05-23T09:23:18" table:style-name="ce3">
            <text:p>5/23/2016 9:23:18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OXF-300 - [ALL]</text:p>
          </table:table-cell>
          <table:table-cell office:value-type="string" table:style-name="ce2">
            <text:p>962-65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Clarisa</text:p>
          </table:table-cell>
          <table:table-cell table:number-columns-repeated="16374"/>
        </table:table-row>
        <table:table-row table:style-name="ro1">
          <table:table-cell office:value-type="date" office:date-value="2016-05-23T09:23:42" table:style-name="ce3">
            <text:p>5/23/2016 9:23:42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OXF-300 - Niesvizky, Rubin</text:p>
          </table:table-cell>
          <table:table-cell office:value-type="string" table:style-name="ce2">
            <text:p>962-65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Clarisa</text:p>
          </table:table-cell>
          <table:table-cell table:number-columns-repeated="16374"/>
        </table:table-row>
        <table:table-row table:style-name="ro1">
          <table:table-cell office:value-type="date" office:date-value="2016-05-23T09:23:54" table:style-name="ce3">
            <text:p>5/23/2016 9:23:54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OXF-300 - Pearse, Roger</text:p>
          </table:table-cell>
          <table:table-cell office:value-type="string" table:style-name="ce2">
            <text:p>962-65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Clarisa</text:p>
          </table:table-cell>
          <table:table-cell table:number-columns-repeated="16374"/>
        </table:table-row>
        <table:table-row table:style-name="ro1">
          <table:table-cell office:value-type="date" office:date-value="2016-05-23T09:24:06" table:style-name="ce3">
            <text:p>5/23/2016 9:24:06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OXF-300 - Tomer, Mark</text:p>
          </table:table-cell>
          <table:table-cell office:value-type="string" table:style-name="ce2">
            <text:p>962-65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Clarisa</text:p>
          </table:table-cell>
          <table:table-cell table:number-columns-repeated="16374"/>
        </table:table-row>
        <table:table-row table:style-name="ro1">
          <table:table-cell office:value-type="date" office:date-value="2016-05-23T09:25:02" table:style-name="ce3">
            <text:p>5/23/2016 9:25:02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Pasmantier, Mark , Coleman, Morton, Decter, Julian</text:p>
          </table:table-cell>
          <table:table-cell office:value-type="string" table:style-name="ce2">
            <text:p>517-59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Wynn</text:p>
          </table:table-cell>
          <table:table-cell table:number-columns-repeated="16374"/>
        </table:table-row>
        <table:table-row table:style-name="ro1">
          <table:table-cell office:value-type="date" office:date-value="2016-05-23T09:26:37" table:style-name="ce3">
            <text:p>5/23/2016 9:26:37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PREIPHERAL NEUROPHATY (Group)</text:p>
          </table:table-cell>
          <table:table-cell office:value-type="string" table:style-name="ce2">
            <text:p>646-962-3202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Theresa</text:p>
          </table:table-cell>
          <table:table-cell table:number-columns-repeated="16374"/>
        </table:table-row>
        <table:table-row table:style-name="ro1">
          <table:table-cell office:value-type="date" office:date-value="2016-05-23T09:27:26" table:style-name="ce3">
            <text:p>5/23/2016 9:27:26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Presby Draw Station</text:p>
          </table:table-cell>
          <table:table-cell office:value-type="string" table:style-name="ce2">
            <text:p>326-8444/3374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Karen</text:p>
          </table:table-cell>
          <table:table-cell table:number-columns-repeated="16374"/>
        </table:table-row>
        <table:table-row table:style-name="ro1">
          <table:table-cell office:value-type="date" office:date-value="2016-05-23T09:28:41" table:style-name="ce3">
            <text:p>5/23/2016 9:28:41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Prystowsky, Janet H</text:p>
          </table:table-cell>
          <table:table-cell office:value-type="string" table:style-name="ce2">
            <text:p>230-1212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agaret</text:p>
          </table:table-cell>
          <table:table-cell table:number-columns-repeated="16374"/>
        </table:table-row>
        <table:table-row table:style-name="ro1">
          <table:table-cell office:value-type="date" office:date-value="2016-05-23T09:30:08" table:style-name="ce3">
            <text:p>5/23/2016 9:30:08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Purohit, Rajveer</text:p>
          </table:table-cell>
          <table:table-cell office:value-type="string" table:style-name="ce2">
            <text:p>772-39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Sam</text:p>
          </table:table-cell>
          <table:table-cell table:number-columns-repeated="16374"/>
        </table:table-row>
        <table:table-row table:style-name="ro1">
          <table:table-cell office:value-type="date" office:date-value="2016-05-23T09:32:17" table:style-name="ce3">
            <text:p>5/23/2016 9:32:17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Reed, Lawrence</text:p>
          </table:table-cell>
          <table:table-cell office:value-type="string" table:style-name="ce2">
            <text:p>772-83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Carmel</text:p>
          </table:table-cell>
          <table:table-cell table:number-columns-repeated="16374"/>
        </table:table-row>
        <table:table-row table:style-name="ro1">
          <table:table-cell office:value-type="date" office:date-value="2016-05-23T09:34:02" table:style-name="ce3">
            <text:p>5/23/2016 9:34:02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Rochwarger, Arnold / Goldin, Howard</text:p>
          </table:table-cell>
          <table:table-cell office:value-type="string" table:style-name="ce2">
            <text:p>249-0404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Kelly</text:p>
          </table:table-cell>
          <table:table-cell table:number-columns-repeated="16374"/>
        </table:table-row>
        <table:table-row table:style-name="ro1">
          <table:table-cell office:value-type="date" office:date-value="2016-05-23T09:35:17" table:style-name="ce3">
            <text:p>5/23/2016 9:35:17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Sadick, Neil</text:p>
          </table:table-cell>
          <table:table-cell office:value-type="string" table:style-name="ce2">
            <text:p>772-7242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Alena</text:p>
          </table:table-cell>
          <table:table-cell table:number-columns-repeated="16374"/>
        </table:table-row>
        <table:table-row table:style-name="ro1">
          <table:table-cell office:value-type="date" office:date-value="2016-05-23T09:36:37" table:style-name="ce3">
            <text:p>5/23/2016 9:36:37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Scrimminger, Leon</text:p>
          </table:table-cell>
          <table:table-cell office:value-type="string" table:style-name="ce2">
            <text:p>249-1627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elissa</text:p>
          </table:table-cell>
          <table:table-cell table:number-columns-repeated="16374"/>
        </table:table-row>
        <table:table-row table:style-name="ro1">
          <table:table-cell office:value-type="date" office:date-value="2016-05-23T09:37:41" table:style-name="ce3">
            <text:p>5/23/2016 9:37:41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Sotelo, Julio E</text:p>
          </table:table-cell>
          <table:table-cell office:value-type="string" table:style-name="ce2">
            <text:p>439-67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Grasella</text:p>
          </table:table-cell>
          <table:table-cell table:number-columns-repeated="16374"/>
        </table:table-row>
        <table:table-row table:style-name="ro1">
          <table:table-cell office:value-type="date" office:date-value="2016-05-23T09:38:23" table:style-name="ce3">
            <text:p>5/23/2016 9:38:23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Steigman, Shaun</text:p>
          </table:table-cell>
          <table:table-cell office:value-type="string" table:style-name="ce2">
            <text:p>746-564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Erin</text:p>
          </table:table-cell>
          <table:table-cell table:number-columns-repeated="16374"/>
        </table:table-row>
        <table:table-row table:style-name="ro1">
          <table:table-cell office:value-type="date" office:date-value="2016-05-23T09:40:59" table:style-name="ce3">
            <text:p>5/23/2016 9:40:59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UROLOGY - ST - 9</text:p>
          </table:table-cell>
          <table:table-cell office:value-type="string" table:style-name="ce2">
            <text:p>746-545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Rashona</text:p>
          </table:table-cell>
          <table:table-cell table:number-columns-repeated="16374"/>
        </table:table-row>
        <table:table-row table:style-name="ro1">
          <table:table-cell office:value-type="date" office:date-value="2016-05-23T09:49:18" table:style-name="ce3">
            <text:p>5/23/2016 9:49:18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WCMC - General Surgery</text:p>
          </table:table-cell>
          <table:table-cell office:value-type="string" table:style-name="ce2">
            <text:p>746-513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isa</text:p>
          </table:table-cell>
          <table:table-cell table:number-columns-repeated="16374"/>
        </table:table-row>
        <table:table-row table:style-name="ro1">
          <table:table-cell office:value-type="date" office:date-value="2016-05-23T09:50:00" table:style-name="ce3">
            <text:p>5/23/2016 9:50:00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Williams, John</text:p>
          </table:table-cell>
          <table:table-cell office:value-type="string" table:style-name="ce2">
            <text:p>212-861-11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Catherine</text:p>
          </table:table-cell>
          <table:table-cell table:number-columns-repeated="16374"/>
        </table:table-row>
        <table:table-row table:style-name="ro1">
          <table:table-cell office:value-type="date" office:date-value="2016-05-23T09:50:47" table:style-name="ce3">
            <text:p>5/23/2016 9:50:47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WCMC - Bariatric Surgery</text:p>
          </table:table-cell>
          <table:table-cell office:value-type="string" table:style-name="ce2">
            <text:p>746-9187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Nat</text:p>
          </table:table-cell>
          <table:table-cell table:number-columns-repeated="16374"/>
        </table:table-row>
        <table:table-row table:style-name="ro1">
          <table:table-cell office:value-type="date" office:date-value="2016-05-23T09:53:57" table:style-name="ce3">
            <text:p>5/23/2016 9:53:57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WRIGHT CENTER</text:p>
          </table:table-cell>
          <table:table-cell office:value-type="string" table:style-name="ce2">
            <text:p>746-70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essie</text:p>
          </table:table-cell>
          <table:table-cell table:number-columns-repeated="16374"/>
        </table:table-row>
        <table:table-row table:style-name="ro1">
          <table:table-cell office:value-type="date" office:date-value="2016-05-24T09:16:03" table:style-name="ce3">
            <text:p>5/24/2016 9:16:03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Newman-Cedar / Dr. Sacks / Dr. Gordon</text:p>
          </table:table-cell>
          <table:table-cell office:value-type="string" table:style-name="ce2">
            <text:p>737-78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Ruthann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4T09:16:58" table:style-name="ce3">
            <text:p>5/24/2016 9:16:58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Gubernick, Martin</text:p>
          </table:table-cell>
          <table:table-cell office:value-type="string" table:style-name="ce2">
            <text:p>821-0864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illian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4T09:17:53" table:style-name="ce3">
            <text:p>5/24/2016 9:17:53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Ramos, Elizabeth</text:p>
          </table:table-cell>
          <table:table-cell office:value-type="string" table:style-name="ce2">
            <text:p>396-035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Glori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4T09:18:21" table:style-name="ce3">
            <text:p>5/24/2016 9:18:21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Gerardo Zullo</text:p>
          </table:table-cell>
          <table:table-cell office:value-type="string" table:style-name="ce2">
            <text:p>535-3359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Ayan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4T09:18:57" table:style-name="ce3">
            <text:p>5/24/2016 9:18:57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Bussell, James</text:p>
          </table:table-cell>
          <table:table-cell office:value-type="string" table:style-name="ce2">
            <text:p>746-34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Chris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4T09:19:29" table:style-name="ce3">
            <text:p>5/24/2016 9:19:29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PEDS HEMO ONC - P695</text:p>
          </table:table-cell>
          <table:table-cell office:value-type="string" table:style-name="ce2">
            <text:p>746-34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Chris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4T09:20:43" table:style-name="ce3">
            <text:p>5/24/2016 9:20:43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Katzman, Jay / Szubin, Lisa</text:p>
          </table:table-cell>
          <table:table-cell office:value-type="string" table:style-name="ce2">
            <text:p>212-249-797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ovan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4T09:21:15" table:style-name="ce3">
            <text:p>5/24/2016 9:21:15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Hutson, Milton</text:p>
          </table:table-cell>
          <table:table-cell office:value-type="string" table:style-name="ce2">
            <text:p>472-534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Ogl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4T09:21:39" table:style-name="ce3">
            <text:p>5/24/2016 9:21:39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Martorella, Andrew</text:p>
          </table:table-cell>
          <table:table-cell office:value-type="string" table:style-name="ce2">
            <text:p>212-288-2869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Amber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4T09:22:47" table:style-name="ce3">
            <text:p>5/24/2016 9:22:47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Martorella, Andrew</text:p>
          </table:table-cell>
          <table:table-cell office:value-type="string" table:style-name="ce2">
            <text:p>212-288-2869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Wendy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4T09:24:06" table:style-name="ce3">
            <text:p>5/24/2016 9:24:06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FERBER, HILDA</text:p>
          </table:table-cell>
          <table:table-cell office:value-type="string" table:style-name="ce2">
            <text:p>Cutler, Lawrence</text:p>
          </table:table-cell>
          <table:table-cell office:value-type="string" table:style-name="ce2">
            <text:p>535-27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Karen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4T09:24:25" table:style-name="ce3">
            <text:p>5/24/2016 9:24:25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FERBER, HILDA</text:p>
          </table:table-cell>
          <table:table-cell office:value-type="string" table:style-name="ce2">
            <text:p>Salob, Stacey / Green, Michelle</text:p>
          </table:table-cell>
          <table:table-cell office:value-type="string" table:style-name="ce2">
            <text:p>317-11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Andre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4T09:24:45" table:style-name="ce3">
            <text:p>5/24/2016 9:24:45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FERBER, HILDA</text:p>
          </table:table-cell>
          <table:table-cell office:value-type="string" table:style-name="ce2">
            <text:p>Smith, Barry / RENCA ACCOUNT</text:p>
          </table:table-cell>
          <table:table-cell office:value-type="string" table:style-name="ce2">
            <text:p>746-155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Ann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4T09:29:09" table:style-name="ce3">
            <text:p>5/24/2016 9:29:09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FERBER, HILDA</text:p>
          </table:table-cell>
          <table:table-cell office:value-type="string" table:style-name="ce2">
            <text:p>Gracie Square Hospital</text:p>
          </table:table-cell>
          <table:table-cell office:value-type="string" table:style-name="ce2">
            <text:p>434-5364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07:00</text:p>
          </table:table-cell>
          <table:table-cell office:value-type="string" table:style-name="ce2">
            <text:p>04:00</text:p>
          </table:table-cell>
          <table:table-cell office:value-type="string" table:style-name="ce2">
            <text:p>04:00</text:p>
          </table:table-cell>
          <table:table-cell office:value-type="string" table:style-name="ce2">
            <text:p>Su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4T09:31:35" table:style-name="ce3">
            <text:p>5/24/2016 9:31:35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Martorella, Andrew</text:p>
          </table:table-cell>
          <table:table-cell office:value-type="string" table:style-name="ce2">
            <text:p>212-288-2869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Wendy</text:p>
          </table:table-cell>
          <table:table-cell office:value-type="string" table:style-name="ce2">
            <text:p>Correction</text:p>
          </table:table-cell>
          <table:table-cell table:number-columns-repeated="16373"/>
        </table:table-row>
        <table:table-row table:style-name="ro1">
          <table:table-cell office:value-type="date" office:date-value="2016-05-24T09:37:09" table:style-name="ce3">
            <text:p>5/24/2016 9:37:09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GARCIA, ERIKA</text:p>
          </table:table-cell>
          <table:table-cell office:value-type="string" table:style-name="ce2">
            <text:p>1305 York Ave - IVF (6th Floor)</text:p>
          </table:table-cell>
          <table:table-cell office:value-type="string" table:style-name="ce2">
            <text:p>962-3395/962-3359</text:p>
          </table:table-cell>
          <table:table-cell office:value-type="string" table:style-name="ce2">
            <text:p>CLOSED</text:p>
          </table:table-cell>
          <table:table-cell office:value-type="string" table:style-name="ce2">
            <text:p>06:30</text:p>
          </table:table-cell>
          <table:table-cell office:value-type="string" table:style-name="ce2">
            <text:p>12:00</text:p>
          </table:table-cell>
          <table:table-cell office:value-type="string" table:style-name="ce2">
            <text:p>13:00</text:p>
          </table:table-cell>
          <table:table-cell office:value-type="string" table:style-name="ce2">
            <text:p>Jenny</text:p>
          </table:table-cell>
          <table:table-cell office:value-type="string" table:style-name="ce2">
            <text:p>Per Sharim they will call couriers for any thing additional.</text:p>
          </table:table-cell>
          <table:table-cell table:number-columns-repeated="16373"/>
        </table:table-row>
        <table:table-row table:style-name="ro1">
          <table:table-cell office:value-type="date" office:date-value="2016-05-24T10:00:00" table:style-name="ce3">
            <text:p>5/24/2016 10:00:00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MILLER, CASSANDRA</text:p>
          </table:table-cell>
          <table:table-cell office:value-type="string" table:style-name="ce2">
            <text:p>Acosta, Alberto</text:p>
          </table:table-cell>
          <table:table-cell office:value-type="string" table:style-name="ce2">
            <text:p>230-101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Doug</text:p>
          </table:table-cell>
          <table:table-cell table:number-columns-repeated="16374"/>
        </table:table-row>
        <table:table-row table:style-name="ro1">
          <table:table-cell office:value-type="date" office:date-value="2016-05-24T10:00:36" table:style-name="ce3">
            <text:p>5/24/2016 10:00:36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MILLER, CASSANDRA</text:p>
          </table:table-cell>
          <table:table-cell office:value-type="string" table:style-name="ce2">
            <text:p>Ianni, Rosa</text:p>
          </table:table-cell>
          <table:table-cell office:value-type="string" table:style-name="ce2">
            <text:p>646-962-6004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Fanny</text:p>
          </table:table-cell>
          <table:table-cell table:number-columns-repeated="16374"/>
        </table:table-row>
        <table:table-row table:style-name="ro1">
          <table:table-cell office:value-type="date" office:date-value="2016-05-24T10:00:59" table:style-name="ce3">
            <text:p>5/24/2016 10:00:59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MILLER, CASSANDRA</text:p>
          </table:table-cell>
          <table:table-cell office:value-type="string" table:style-name="ce2">
            <text:p>Reichman, Bonnie</text:p>
          </table:table-cell>
          <table:table-cell office:value-type="string" table:style-name="ce2">
            <text:p>688-771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Ana</text:p>
          </table:table-cell>
          <table:table-cell table:number-columns-repeated="16374"/>
        </table:table-row>
        <table:table-row table:style-name="ro1">
          <table:table-cell office:value-type="date" office:date-value="2016-05-24T10:01:20" table:style-name="ce3">
            <text:p>5/24/2016 10:01:20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MILLER, CASSANDRA</text:p>
          </table:table-cell>
          <table:table-cell office:value-type="string" table:style-name="ce2">
            <text:p>Nicolo, Danielle / Stulman, James / Hugo, Jonathan</text:p>
          </table:table-cell>
          <table:table-cell office:value-type="string" table:style-name="ce2">
            <text:p>962-2399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Doris</text:p>
          </table:table-cell>
          <table:table-cell table:number-columns-repeated="16374"/>
        </table:table-row>
        <table:table-row table:style-name="ro1">
          <table:table-cell office:value-type="date" office:date-value="2016-05-24T10:01:38" table:style-name="ce3">
            <text:p>5/24/2016 10:01:38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MILLER, CASSANDRA</text:p>
          </table:table-cell>
          <table:table-cell office:value-type="string" table:style-name="ce2">
            <text:p>Lefkowitz, David</text:p>
          </table:table-cell>
          <table:table-cell office:value-type="string" table:style-name="ce2">
            <text:p>288-42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Nelson</text:p>
          </table:table-cell>
          <table:table-cell table:number-columns-repeated="16374"/>
        </table:table-row>
        <table:table-row table:style-name="ro1">
          <table:table-cell office:value-type="date" office:date-value="2016-05-24T10:01:54" table:style-name="ce3">
            <text:p>5/24/2016 10:01:54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MILLER, CASSANDRA</text:p>
          </table:table-cell>
          <table:table-cell office:value-type="string" table:style-name="ce2">
            <text:p>Lax, James</text:p>
          </table:table-cell>
          <table:table-cell office:value-type="string" table:style-name="ce2">
            <text:p>988-574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Daria</text:p>
          </table:table-cell>
          <table:table-cell table:number-columns-repeated="16374"/>
        </table:table-row>
        <table:table-row table:style-name="ro1">
          <table:table-cell office:value-type="date" office:date-value="2016-05-24T10:02:10" table:style-name="ce3">
            <text:p>5/24/2016 10:02:10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MILLER, CASSANDRA</text:p>
          </table:table-cell>
          <table:table-cell office:value-type="string" table:style-name="ce2">
            <text:p>Lebowitz, Nancy</text:p>
          </table:table-cell>
          <table:table-cell office:value-type="string" table:style-name="ce2">
            <text:p>472-8676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Ebony</text:p>
          </table:table-cell>
          <table:table-cell table:number-columns-repeated="16374"/>
        </table:table-row>
        <table:table-row table:style-name="ro1">
          <table:table-cell office:value-type="date" office:date-value="2016-05-24T10:02:39" table:style-name="ce3">
            <text:p>5/24/2016 10:02:39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MILLER, CASSANDRA</text:p>
          </table:table-cell>
          <table:table-cell office:value-type="string" table:style-name="ce2">
            <text:p>Sassoon, Robert</text:p>
          </table:table-cell>
          <table:table-cell office:value-type="string" table:style-name="ce2">
            <text:p>628-15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Stephanie</text:p>
          </table:table-cell>
          <table:table-cell table:number-columns-repeated="16374"/>
        </table:table-row>
        <table:table-row table:style-name="ro1">
          <table:table-cell office:value-type="date" office:date-value="2016-05-24T10:03:23" table:style-name="ce3">
            <text:p>5/24/2016 10:03:23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MILLER, CASSANDRA</text:p>
          </table:table-cell>
          <table:table-cell office:value-type="string" table:style-name="ce2">
            <text:p>Lambroza, Aaron</text:p>
          </table:table-cell>
          <table:table-cell office:value-type="string" table:style-name="ce2">
            <text:p>517-757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Kerry</text:p>
          </table:table-cell>
          <table:table-cell table:number-columns-repeated="16374"/>
        </table:table-row>
        <table:table-row table:style-name="ro1">
          <table:table-cell office:value-type="date" office:date-value="2016-05-25T09:02:28" table:style-name="ce3">
            <text:p>5/25/2016 9:02:28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310 East 72nd - LAB</text:p>
          </table:table-cell>
          <table:table-cell office:value-type="string" table:style-name="ce2">
            <text:p>212-570-588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ary</text:p>
          </table:table-cell>
          <table:table-cell table:number-columns-repeated="16374"/>
        </table:table-row>
        <table:table-row table:style-name="ro1">
          <table:table-cell office:value-type="date" office:date-value="2016-05-25T09:02:53" table:style-name="ce3">
            <text:p>5/25/2016 9:02:53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Aronne, Louis / Waitman / Vargas-Rodriguez, Ilana</text:p>
          </table:table-cell>
          <table:table-cell office:value-type="string" table:style-name="ce2">
            <text:p>962-2417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Arnetta</text:p>
          </table:table-cell>
          <table:table-cell table:number-columns-repeated="16374"/>
        </table:table-row>
        <table:table-row table:style-name="ro1">
          <table:table-cell office:value-type="date" office:date-value="2016-05-25T09:03:25" table:style-name="ce3">
            <text:p>5/25/2016 9:03:25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Fuchs, Richard</text:p>
          </table:table-cell>
          <table:table-cell office:value-type="string" table:style-name="ce2">
            <text:p>717-2254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Christina</text:p>
          </table:table-cell>
          <table:table-cell table:number-columns-repeated="16374"/>
        </table:table-row>
        <table:table-row table:style-name="ro1">
          <table:table-cell office:value-type="date" office:date-value="2016-05-25T09:03:58" table:style-name="ce3">
            <text:p>5/25/2016 9:03:58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Golden, Flavia</text:p>
          </table:table-cell>
          <table:table-cell office:value-type="string" table:style-name="ce2">
            <text:p>396-3016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Tracy</text:p>
          </table:table-cell>
          <table:table-cell table:number-columns-repeated="16374"/>
        </table:table-row>
        <table:table-row table:style-name="ro1">
          <table:table-cell office:value-type="date" office:date-value="2016-05-25T09:04:52" table:style-name="ce3">
            <text:p>5/25/2016 9:04:52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Weiser-McCarthy, Jessica</text:p>
          </table:table-cell>
          <table:table-cell office:value-type="string" table:style-name="ce2">
            <text:p>288-588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ana</text:p>
          </table:table-cell>
          <table:table-cell table:number-columns-repeated="16374"/>
        </table:table-row>
        <table:table-row table:style-name="ro1">
          <table:table-cell office:value-type="date" office:date-value="2016-05-25T09:05:35" table:style-name="ce3">
            <text:p>5/25/2016 9:05:35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Weitzman, Gil / Cantor, Michael</text:p>
          </table:table-cell>
          <table:table-cell office:value-type="string" table:style-name="ce2">
            <text:p>249-372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ana</text:p>
          </table:table-cell>
          <table:table-cell table:number-columns-repeated="16374"/>
        </table:table-row>
        <table:table-row table:style-name="ro1">
          <table:table-cell office:value-type="date" office:date-value="2016-05-25T09:09:39" table:style-name="ce3">
            <text:p>5/25/2016 9:09:39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Yu, Joyce</text:p>
          </table:table-cell>
          <table:table-cell office:value-type="string" table:style-name="ce2">
            <text:p>962-341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ichelle</text:p>
          </table:table-cell>
          <table:table-cell table:number-columns-repeated="16374"/>
        </table:table-row>
        <table:table-row table:style-name="ro1">
          <table:table-cell office:value-type="date" office:date-value="2016-05-25T09:10:04" table:style-name="ce3">
            <text:p>5/25/2016 9:10:04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Vogiatzi, Maria</text:p>
          </table:table-cell>
          <table:table-cell office:value-type="string" table:style-name="ce2">
            <text:p>746-3462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Wanda</text:p>
          </table:table-cell>
          <table:table-cell table:number-columns-repeated="16374"/>
        </table:table-row>
        <table:table-row table:style-name="ro1">
          <table:table-cell office:value-type="date" office:date-value="2016-05-25T09:10:27" table:style-name="ce3">
            <text:p>5/25/2016 9:10:27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Smith, Paul T</text:p>
          </table:table-cell>
          <table:table-cell office:value-type="string" table:style-name="ce2">
            <text:p>212-396-4077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eana</text:p>
          </table:table-cell>
          <table:table-cell table:number-columns-repeated="16374"/>
        </table:table-row>
        <table:table-row table:style-name="ro1">
          <table:table-cell office:value-type="date" office:date-value="2016-05-25T09:10:51" table:style-name="ce3">
            <text:p>5/25/2016 9:10:51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Sherman, Raymond / Hartman, Barry</text:p>
          </table:table-cell>
          <table:table-cell office:value-type="string" table:style-name="ce2">
            <text:p>746-692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Alberta</text:p>
          </table:table-cell>
          <table:table-cell table:number-columns-repeated="16374"/>
        </table:table-row>
        <table:table-row table:style-name="ro1">
          <table:table-cell office:value-type="date" office:date-value="2016-05-25T09:11:24" table:style-name="ce3">
            <text:p>5/25/2016 9:11:24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Perelstein, Eduardo</text:p>
          </table:table-cell>
          <table:table-cell office:value-type="string" table:style-name="ce2">
            <text:p>646-962-233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Wanda</text:p>
          </table:table-cell>
          <table:table-cell table:number-columns-repeated="16374"/>
        </table:table-row>
        <table:table-row table:style-name="ro1">
          <table:table-cell office:value-type="date" office:date-value="2016-05-25T09:12:55" table:style-name="ce3">
            <text:p>5/25/2016 9:12:55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OXF-600 - Yang, Yi Ming</text:p>
          </table:table-cell>
          <table:table-cell office:value-type="string" table:style-name="ce2">
            <text:p>646-962-555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Francis</text:p>
          </table:table-cell>
          <table:table-cell table:number-columns-repeated="16374"/>
        </table:table-row>
        <table:table-row table:style-name="ro1">
          <table:table-cell office:value-type="date" office:date-value="2016-05-25T09:13:14" table:style-name="ce3">
            <text:p>5/25/2016 9:13:14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OXF-600 - Wilentz, James</text:p>
          </table:table-cell>
          <table:table-cell office:value-type="string" table:style-name="ce2">
            <text:p>646-962-555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Francis</text:p>
          </table:table-cell>
          <table:table-cell table:number-columns-repeated="16374"/>
        </table:table-row>
        <table:table-row table:style-name="ro1">
          <table:table-cell office:value-type="date" office:date-value="2016-05-25T09:13:35" table:style-name="ce3">
            <text:p>5/25/2016 9:13:35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OXF-600 - Gade, Christopher</text:p>
          </table:table-cell>
          <table:table-cell office:value-type="string" table:style-name="ce2">
            <text:p>646-962-555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Francis</text:p>
          </table:table-cell>
          <table:table-cell table:number-columns-repeated="16374"/>
        </table:table-row>
        <table:table-row table:style-name="ro1">
          <table:table-cell office:value-type="date" office:date-value="2016-05-25T09:14:45" table:style-name="ce3">
            <text:p>5/25/2016 9:14:45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NY Cardiology - 1305 York Ave - Cardiology - Minutello, Robert</text:p>
          </table:table-cell>
          <table:table-cell office:value-type="string" table:style-name="ce2">
            <text:p>962-555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ichelle</text:p>
          </table:table-cell>
          <table:table-cell table:number-columns-repeated="16374"/>
        </table:table-row>
        <table:table-row table:style-name="ro1">
          <table:table-cell office:value-type="date" office:date-value="2016-05-25T09:15:03" table:style-name="ce3">
            <text:p>5/25/2016 9:15:03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NY Cardiology - 1305 York Ave - Cardiology - Kim, Luke K</text:p>
          </table:table-cell>
          <table:table-cell office:value-type="string" table:style-name="ce2">
            <text:p>962-555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ichelle</text:p>
          </table:table-cell>
          <table:table-cell table:number-columns-repeated="16374"/>
        </table:table-row>
        <table:table-row table:style-name="ro1">
          <table:table-cell office:value-type="date" office:date-value="2016-05-25T09:15:24" table:style-name="ce3">
            <text:p>5/25/2016 9:15:24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NY Cardiology - 1305 York Ave - Cardiology - Kaplan, Sarah</text:p>
          </table:table-cell>
          <table:table-cell office:value-type="string" table:style-name="ce2">
            <text:p>962-555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ichelle</text:p>
          </table:table-cell>
          <table:table-cell table:number-columns-repeated="16374"/>
        </table:table-row>
        <table:table-row table:style-name="ro1">
          <table:table-cell office:value-type="date" office:date-value="2016-05-25T09:15:41" table:style-name="ce3">
            <text:p>5/25/2016 9:15:41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NY Cardiology - 1305 York Ave - Cardiology - Gelbman, Joy Marla</text:p>
          </table:table-cell>
          <table:table-cell office:value-type="string" table:style-name="ce2">
            <text:p>962-555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ichelle</text:p>
          </table:table-cell>
          <table:table-cell table:number-columns-repeated="16374"/>
        </table:table-row>
        <table:table-row table:style-name="ro1">
          <table:table-cell office:value-type="date" office:date-value="2016-05-25T09:15:58" table:style-name="ce3">
            <text:p>5/25/2016 9:15:58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NY Cardiology - 1305 York Ave - Cardiology - Feldman, Dimtry</text:p>
          </table:table-cell>
          <table:table-cell office:value-type="string" table:style-name="ce2">
            <text:p>962-555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ichelle</text:p>
          </table:table-cell>
          <table:table-cell table:number-columns-repeated="16374"/>
        </table:table-row>
        <table:table-row table:style-name="ro1">
          <table:table-cell office:value-type="date" office:date-value="2016-05-25T09:16:16" table:style-name="ce3">
            <text:p>5/25/2016 9:16:16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NY Cardiology - 1305 York Ave - Cardiology - Feldman, Dimtry</text:p>
          </table:table-cell>
          <table:table-cell office:value-type="string" table:style-name="ce2">
            <text:p>962-555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ichelle</text:p>
          </table:table-cell>
          <table:table-cell table:number-columns-repeated="16374"/>
        </table:table-row>
        <table:table-row table:style-name="ro1">
          <table:table-cell office:value-type="date" office:date-value="2016-05-25T09:16:48" table:style-name="ce3">
            <text:p>5/25/2016 9:16:48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NY Cardiology - 1305 York Ave - Cardiology - Borden, William</text:p>
          </table:table-cell>
          <table:table-cell office:value-type="string" table:style-name="ce2">
            <text:p>962-555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ichelle</text:p>
          </table:table-cell>
          <table:table-cell table:number-columns-repeated="16374"/>
        </table:table-row>
        <table:table-row table:style-name="ro1">
          <table:table-cell office:value-type="date" office:date-value="2016-05-25T09:17:04" table:style-name="ce3">
            <text:p>5/25/2016 9:17:04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NY Cardiology - 1305 York Ave - Cardiology - Bernard, John</text:p>
          </table:table-cell>
          <table:table-cell office:value-type="string" table:style-name="ce2">
            <text:p>962-555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ichelle</text:p>
          </table:table-cell>
          <table:table-cell table:number-columns-repeated="16374"/>
        </table:table-row>
        <table:table-row table:style-name="ro1">
          <table:table-cell office:value-type="date" office:date-value="2016-05-25T09:17:22" table:style-name="ce3">
            <text:p>5/25/2016 9:17:22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NY Cardiology - 1305 York Ave - Cardiology - Ascunce, Rebecca</text:p>
          </table:table-cell>
          <table:table-cell office:value-type="string" table:style-name="ce2">
            <text:p>962-555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ichelle</text:p>
          </table:table-cell>
          <table:table-cell table:number-columns-repeated="16374"/>
        </table:table-row>
        <table:table-row table:style-name="ro1">
          <table:table-cell office:value-type="date" office:date-value="2016-05-25T09:17:44" table:style-name="ce3">
            <text:p>5/25/2016 9:17:44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New York Cardiology - 61st Street (6th Floor) - Gelbman, Joy</text:p>
          </table:table-cell>
          <table:table-cell office:value-type="string" table:style-name="ce2">
            <text:p>646-962-555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ennifer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09:17:59" table:style-name="ce3">
            <text:p>5/25/2016 9:17:59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New York Cardiology - 61st Street (6th Floor) - Barnard, John</text:p>
          </table:table-cell>
          <table:table-cell office:value-type="string" table:style-name="ce2">
            <text:p>212-752-20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ennifer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09:20:34" table:style-name="ce3">
            <text:p>5/25/2016 9:20:34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New York Cardiology - 61st Street (6th Floor) - Anderson, Holly</text:p>
          </table:table-cell>
          <table:table-cell office:value-type="string" table:style-name="ce2">
            <text:p>212-752-20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Tawana</text:p>
          </table:table-cell>
          <table:table-cell office:value-type="string" table:style-name="ce2">
            <text:p>This is Rainelle's account.</text:p>
          </table:table-cell>
          <table:table-cell table:number-columns-repeated="16373"/>
        </table:table-row>
        <table:table-row table:style-name="ro1">
          <table:table-cell office:value-type="date" office:date-value="2016-05-25T09:21:19" table:style-name="ce3">
            <text:p>5/25/2016 9:21:19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Johnson, Valerie</text:p>
          </table:table-cell>
          <table:table-cell office:value-type="string" table:style-name="ce2">
            <text:p>646-962-233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Wand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09:21:38" table:style-name="ce3">
            <text:p>5/25/2016 9:21:38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Johnson, Valerie</text:p>
          </table:table-cell>
          <table:table-cell office:value-type="string" table:style-name="ce2">
            <text:p>646-962-233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Wand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09:21:57" table:style-name="ce3">
            <text:p>5/25/2016 9:21:57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HT - 3 PEDS</text:p>
          </table:table-cell>
          <table:table-cell office:value-type="string" table:style-name="ce2">
            <text:p>746-629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Wand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09:22:19" table:style-name="ce3">
            <text:p>5/25/2016 9:22:19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HT - 3 PEDS</text:p>
          </table:table-cell>
          <table:table-cell office:value-type="string" table:style-name="ce2">
            <text:p>746-629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Wand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09:22:45" table:style-name="ce3">
            <text:p>5/25/2016 9:22:45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123 W 86th Street - Blye, Ellen</text:p>
          </table:table-cell>
          <table:table-cell office:value-type="string" table:style-name="ce2">
            <text:p>212-877-2833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ind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09:23:00" table:style-name="ce3">
            <text:p>5/25/2016 9:23:00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123 W 86th Street - Arons, Elliot</text:p>
          </table:table-cell>
          <table:table-cell office:value-type="string" table:style-name="ce2">
            <text:p>212-877-2833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ind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09:23:17" table:style-name="ce3">
            <text:p>5/25/2016 9:23:17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123 W 86th Street - Altman, Richard</text:p>
          </table:table-cell>
          <table:table-cell office:value-type="string" table:style-name="ce2">
            <text:p>212-877-2833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ind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09:23:32" table:style-name="ce3">
            <text:p>5/25/2016 9:23:32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123 W 86th Street - [ALL]</text:p>
          </table:table-cell>
          <table:table-cell office:value-type="string" table:style-name="ce2">
            <text:p>212-877-2833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ind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09:25:43" table:style-name="ce3">
            <text:p>5/25/2016 9:25:43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Kessler, Alan</text:p>
          </table:table-cell>
          <table:table-cell office:value-type="string" table:style-name="ce2">
            <text:p>212-879-210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illian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09:33:21" table:style-name="ce3">
            <text:p>5/25/2016 9:33:21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CACAO, REYNOLD</text:p>
          </table:table-cell>
          <table:table-cell office:value-type="string" table:style-name="ce2">
            <text:p>WCPN - 233 Broadway - OB/GYN</text:p>
          </table:table-cell>
          <table:table-cell office:value-type="string" table:style-name="ce2">
            <text:p>962-5662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is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09:35:58" table:style-name="ce3">
            <text:p>5/25/2016 9:35:58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MILLER, CASSANDRA</text:p>
          </table:table-cell>
          <table:table-cell office:value-type="string" table:style-name="ce2">
            <text:p>Yaghoobzadeh, Hooman</text:p>
          </table:table-cell>
          <table:table-cell office:value-type="string" table:style-name="ce2">
            <text:p>212-861-3222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Cynthi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09:36:20" table:style-name="ce3">
            <text:p>5/25/2016 9:36:20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MILLER, CASSANDRA</text:p>
          </table:table-cell>
          <table:table-cell office:value-type="string" table:style-name="ce2">
            <text:p>Ziecheck, Wendy</text:p>
          </table:table-cell>
          <table:table-cell office:value-type="string" table:style-name="ce2">
            <text:p>758-359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Teaiss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09:37:27" table:style-name="ce3">
            <text:p>5/25/2016 9:37:27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MILLER, CASSANDRA</text:p>
          </table:table-cell>
          <table:table-cell office:value-type="string" table:style-name="ce2">
            <text:p>Gotto, Antonio</text:p>
          </table:table-cell>
          <table:table-cell office:value-type="string" table:style-name="ce2">
            <text:p>646-962-6004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Ros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09:39:27" table:style-name="ce3">
            <text:p>5/25/2016 9:39:27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Coll, Raymond</text:p>
          </table:table-cell>
          <table:table-cell office:value-type="string" table:style-name="ce2">
            <text:p>249-084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Raquel</text:p>
          </table:table-cell>
          <table:table-cell table:number-columns-repeated="16374"/>
        </table:table-row>
        <table:table-row table:style-name="ro1">
          <table:table-cell office:value-type="date" office:date-value="2016-05-25T09:39:53" table:style-name="ce3">
            <text:p>5/25/2016 9:39:53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NYH - Endocrine Baker 20</text:p>
          </table:table-cell>
          <table:table-cell office:value-type="string" table:style-name="ce2">
            <text:p>962-869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Ideka</text:p>
          </table:table-cell>
          <table:table-cell table:number-columns-repeated="16374"/>
        </table:table-row>
        <table:table-row table:style-name="ro1">
          <table:table-cell office:value-type="date" office:date-value="2016-05-25T09:40:19" table:style-name="ce3">
            <text:p>5/25/2016 9:40:19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Rapoport, Samuel</text:p>
          </table:table-cell>
          <table:table-cell office:value-type="string" table:style-name="ce2">
            <text:p>570-0642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Veronica</text:p>
          </table:table-cell>
          <table:table-cell table:number-columns-repeated="16374"/>
        </table:table-row>
        <table:table-row table:style-name="ro1">
          <table:table-cell office:value-type="date" office:date-value="2016-05-25T09:41:01" table:style-name="ce3">
            <text:p>5/25/2016 9:41:01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STUDIENT HEALTH</text:p>
          </table:table-cell>
          <table:table-cell office:value-type="string" table:style-name="ce2">
            <text:p>962-6942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Bernadette</text:p>
          </table:table-cell>
          <table:table-cell table:number-columns-repeated="16374"/>
        </table:table-row>
        <table:table-row table:style-name="ro1">
          <table:table-cell office:value-type="date" office:date-value="2016-05-25T09:41:25" table:style-name="ce3">
            <text:p>5/25/2016 9:41:25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Tsai, Tony</text:p>
          </table:table-cell>
          <table:table-cell office:value-type="string" table:style-name="ce2">
            <text:p>212-481-7888/808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Debra</text:p>
          </table:table-cell>
          <table:table-cell table:number-columns-repeated="16374"/>
        </table:table-row>
        <table:table-row table:style-name="ro1">
          <table:table-cell office:value-type="date" office:date-value="2016-05-25T09:44:08" table:style-name="ce3">
            <text:p>5/25/2016 9:44:08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MCCULLAGH, KERRI</text:p>
          </table:table-cell>
          <table:table-cell office:value-type="string" table:style-name="ce2">
            <text:p>Weiss, Jona</text:p>
          </table:table-cell>
          <table:table-cell office:value-type="string" table:style-name="ce2">
            <text:p>988-606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Vanessa</text:p>
          </table:table-cell>
          <table:table-cell table:number-columns-repeated="16374"/>
        </table:table-row>
        <table:table-row table:style-name="ro1">
          <table:table-cell office:value-type="date" office:date-value="2016-05-25T09:44:29" table:style-name="ce3">
            <text:p>5/25/2016 9:44:29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MCCULLAGH, KERRI</text:p>
          </table:table-cell>
          <table:table-cell office:value-type="string" table:style-name="ce2">
            <text:p>Rosenberg, Howard</text:p>
          </table:table-cell>
          <table:table-cell office:value-type="string" table:style-name="ce2">
            <text:p>212-744-117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exie</text:p>
          </table:table-cell>
          <table:table-cell table:number-columns-repeated="16374"/>
        </table:table-row>
        <table:table-row table:style-name="ro1">
          <table:table-cell office:value-type="date" office:date-value="2016-05-25T09:44:58" table:style-name="ce3">
            <text:p>5/25/2016 9:44:58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MCCULLAGH, KERRI</text:p>
          </table:table-cell>
          <table:table-cell office:value-type="string" table:style-name="ce2">
            <text:p>Feit, Lauren</text:p>
          </table:table-cell>
          <table:table-cell office:value-type="string" table:style-name="ce2">
            <text:p>570-92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Patty</text:p>
          </table:table-cell>
          <table:table-cell table:number-columns-repeated="16374"/>
        </table:table-row>
        <table:table-row table:style-name="ro1">
          <table:table-cell office:value-type="date" office:date-value="2016-05-25T09:46:04" table:style-name="ce3">
            <text:p>5/25/2016 9:46:04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MCCULLAGH, KERRI</text:p>
          </table:table-cell>
          <table:table-cell office:value-type="string" table:style-name="ce2">
            <text:p>Goldin, Daniel</text:p>
          </table:table-cell>
          <table:table-cell office:value-type="string" table:style-name="ce2">
            <text:p>857-4513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Andrea</text:p>
          </table:table-cell>
          <table:table-cell table:number-columns-repeated="16374"/>
        </table:table-row>
        <table:table-row table:style-name="ro1">
          <table:table-cell office:value-type="date" office:date-value="2016-05-25T09:47:03" table:style-name="ce3">
            <text:p>5/25/2016 9:47:03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21 W Broadway - Barbieri, Christopher</text:p>
          </table:table-cell>
          <table:table-cell office:value-type="string" table:style-name="ce2">
            <text:p>212-746-5562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Park</text:p>
          </table:table-cell>
          <table:table-cell table:number-columns-repeated="16374"/>
        </table:table-row>
        <table:table-row table:style-name="ro1">
          <table:table-cell office:value-type="date" office:date-value="2016-05-25T09:47:33" table:style-name="ce3">
            <text:p>5/25/2016 9:47:33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21 W Broadway - Farber, Leonard</text:p>
          </table:table-cell>
          <table:table-cell office:value-type="string" table:style-name="ce2">
            <text:p>746-66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Aretcha</text:p>
          </table:table-cell>
          <table:table-cell table:number-columns-repeated="16374"/>
        </table:table-row>
        <table:table-row table:style-name="ro1">
          <table:table-cell office:value-type="date" office:date-value="2016-05-25T09:48:05" table:style-name="ce3">
            <text:p>5/25/2016 9:48:05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21 W Broadway - Fisher, Lauren</text:p>
          </table:table-cell>
          <table:table-cell office:value-type="string" table:style-name="ce2">
            <text:p>746-177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Aretcha</text:p>
          </table:table-cell>
          <table:table-cell table:number-columns-repeated="16374"/>
        </table:table-row>
        <table:table-row table:style-name="ro1">
          <table:table-cell office:value-type="date" office:date-value="2016-05-25T09:48:41" table:style-name="ce3">
            <text:p>5/25/2016 9:48:41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21 W Broadway - Libby, Laura</text:p>
          </table:table-cell>
          <table:table-cell office:value-type="string" table:style-name="ce2">
            <text:p>628-661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eslie</text:p>
          </table:table-cell>
          <table:table-cell table:number-columns-repeated="16374"/>
        </table:table-row>
        <table:table-row table:style-name="ro1">
          <table:table-cell office:value-type="date" office:date-value="2016-05-25T09:49:05" table:style-name="ce3">
            <text:p>5/25/2016 9:49:05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21 W Broadway - McCarron, James</text:p>
          </table:table-cell>
          <table:table-cell office:value-type="string" table:style-name="ce2">
            <text:p>861-30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Katherine</text:p>
          </table:table-cell>
          <table:table-cell table:number-columns-repeated="16374"/>
        </table:table-row>
        <table:table-row table:style-name="ro1">
          <table:table-cell office:value-type="date" office:date-value="2016-05-25T09:49:33" table:style-name="ce3">
            <text:p>5/25/2016 9:49:33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21 W Broadway - Smith, Michael</text:p>
          </table:table-cell>
          <table:table-cell office:value-type="string" table:style-name="ce2">
            <text:p>746-66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France</text:p>
          </table:table-cell>
          <table:table-cell table:number-columns-repeated="16374"/>
        </table:table-row>
        <table:table-row table:style-name="ro1">
          <table:table-cell office:value-type="date" office:date-value="2016-05-25T09:49:50" table:style-name="ce3">
            <text:p>5/25/2016 9:49:50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21 W Broadway - Wun. Herrick</text:p>
          </table:table-cell>
          <table:table-cell office:value-type="string" table:style-name="ce2">
            <text:p>312-5577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inda</text:p>
          </table:table-cell>
          <table:table-cell table:number-columns-repeated="16374"/>
        </table:table-row>
        <table:table-row table:style-name="ro1">
          <table:table-cell office:value-type="date" office:date-value="2016-05-25T09:51:06" table:style-name="ce3">
            <text:p>5/25/2016 9:51:06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21 W Broadway - Farber, Leonard</text:p>
          </table:table-cell>
          <table:table-cell office:value-type="string" table:style-name="ce2">
            <text:p>746-66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Francis</text:p>
          </table:table-cell>
          <table:table-cell office:value-type="string" table:style-name="ce2">
            <text:p>Updated contact person.</text:p>
          </table:table-cell>
          <table:table-cell table:number-columns-repeated="16373"/>
        </table:table-row>
        <table:table-row table:style-name="ro1">
          <table:table-cell office:value-type="date" office:date-value="2016-05-25T09:52:10" table:style-name="ce3">
            <text:p>5/25/2016 9:52:10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Banuchi-Crespo, Victoria</text:p>
          </table:table-cell>
          <table:table-cell office:value-type="string" table:style-name="ce2">
            <text:p>962-913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acquelin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09:51:35" table:style-name="ce3">
            <text:p>5/25/2016 9:51:35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21 W Broadway - Leonard, Michael</text:p>
          </table:table-cell>
          <table:table-cell office:value-type="string" table:style-name="ce2">
            <text:p>212-249-8056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Samanth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09:52:43" table:style-name="ce3">
            <text:p>5/25/2016 9:52:43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1305 York Ave - ENT - [ALL]</text:p>
          </table:table-cell>
          <table:table-cell office:value-type="string" table:style-name="ce2">
            <text:p>962-368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ulian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09:52:58" table:style-name="ce3">
            <text:p>5/25/2016 9:52:58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1305 York Ave - ENT - Alexiades, George</text:p>
          </table:table-cell>
          <table:table-cell office:value-type="string" table:style-name="ce2">
            <text:p>962-368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ulian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09:53:17" table:style-name="ce3">
            <text:p>5/25/2016 9:53:17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1305 York Ave - ENT - Sadoughie, Babak</text:p>
          </table:table-cell>
          <table:table-cell office:value-type="string" table:style-name="ce2">
            <text:p>962-368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ulian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09:53:35" table:style-name="ce3">
            <text:p>5/25/2016 9:53:35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1305 York Ave - ENT - Tabee, Abtin</text:p>
          </table:table-cell>
          <table:table-cell office:value-type="string" table:style-name="ce2">
            <text:p>962-368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ulian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10:01:52" table:style-name="ce3">
            <text:p>5/25/2016 10:01:52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Metropoliton Urology - [ALL]</text:p>
          </table:table-cell>
          <table:table-cell office:value-type="string" table:style-name="ce2">
            <text:p>212-535-588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Eunic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10:02:11" table:style-name="ce3">
            <text:p>5/25/2016 10:02:11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Metropoliton Urology - Choi, Benjamin</text:p>
          </table:table-cell>
          <table:table-cell office:value-type="string" table:style-name="ce2">
            <text:p>212-535-588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Eunic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10:02:28" table:style-name="ce3">
            <text:p>5/25/2016 10:02:28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Metropoliton Urology - McGuire, Lynsay</text:p>
          </table:table-cell>
          <table:table-cell office:value-type="string" table:style-name="ce2">
            <text:p>212-535-588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Eunic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10:02:52" table:style-name="ce3">
            <text:p>5/25/2016 10:02:52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Metropoliton Urology - Shemtov, Menachem</text:p>
          </table:table-cell>
          <table:table-cell office:value-type="string" table:style-name="ce2">
            <text:p>212-535-588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Eunic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10:05:42" table:style-name="ce3">
            <text:p>5/25/2016 10:05:42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Nezhat, Farr</text:p>
          </table:table-cell>
          <table:table-cell office:value-type="string" table:style-name="ce2">
            <text:p>962-7120</text:p>
          </table:table-cell>
          <table:table-cell office:value-type="string" table:style-name="ce2">
            <text:p>OPEN</text:p>
          </table:table-cell>
          <table:table-cell table:number-columns-repeated="3" table:style-name="ce2"/>
          <table:table-cell office:value-type="string" table:style-name="ce2">
            <text:p>Lis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10:06:07" table:style-name="ce3">
            <text:p>5/25/2016 10:06:07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Shemtov, Mendel</text:p>
          </table:table-cell>
          <table:table-cell office:value-type="string" table:style-name="ce2">
            <text:p>212-813-1112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Ros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10:06:48" table:style-name="ce3">
            <text:p>5/25/2016 10:06:48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WCP - 156/170 William St - 11th Floor</text:p>
          </table:table-cell>
          <table:table-cell office:value-type="string" table:style-name="ce2">
            <text:p>646-962-513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Desiree/Janiec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10:07:01" table:style-name="ce3">
            <text:p>5/25/2016 10:07:01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WCP - 156/170 William St - 12th Floor</text:p>
          </table:table-cell>
          <table:table-cell office:value-type="string" table:style-name="ce2">
            <text:p>962-513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Desiree/Janiec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10:08:43" table:style-name="ce3">
            <text:p>5/25/2016 10:08:43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WCPN Otolaryngology - Apicella, Shelia</text:p>
          </table:table-cell>
          <table:table-cell office:value-type="string" table:style-name="ce2">
            <text:p>889-857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Taliah/Stefani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10:08:58" table:style-name="ce3">
            <text:p>5/25/2016 10:08:58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WCPN Otolaryngology - Gold, Scott</text:p>
          </table:table-cell>
          <table:table-cell office:value-type="string" table:style-name="ce2">
            <text:p>889-857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Taliah/Stefani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10:09:22" table:style-name="ce3">
            <text:p>5/25/2016 10:09:22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WCPN Otolaryngology - Horn, Corinne</text:p>
          </table:table-cell>
          <table:table-cell office:value-type="string" table:style-name="ce2">
            <text:p>889-857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Taliah/Stefani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10:09:37" table:style-name="ce3">
            <text:p>5/25/2016 10:09:37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WCPN Otolaryngology - Karcioglu, Amanda Silver</text:p>
          </table:table-cell>
          <table:table-cell office:value-type="string" table:style-name="ce2">
            <text:p>889-8575</text:p>
          </table:table-cell>
          <table:table-cell office:value-type="string" table:style-name="ce2">
            <text:p>OPEN</text:p>
          </table:table-cell>
          <table:table-cell table:number-columns-repeated="3" table:style-name="ce2"/>
          <table:table-cell office:value-type="string" table:style-name="ce2">
            <text:p>Taliah/Stefani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10:09:54" table:style-name="ce3">
            <text:p>5/25/2016 10:09:54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WCPN Otolaryngology - Krevitt, Lane</text:p>
          </table:table-cell>
          <table:table-cell office:value-type="string" table:style-name="ce2">
            <text:p>889-857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Taliah/Stefani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10:10:16" table:style-name="ce3">
            <text:p>5/25/2016 10:10:16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WCPN Otolaryngology - Pincus, Robert</text:p>
          </table:table-cell>
          <table:table-cell office:value-type="string" table:style-name="ce2">
            <text:p>501-05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Taliah/Stefani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10:10:42" table:style-name="ce3">
            <text:p>5/25/2016 10:10:42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WCPN Otolaryngology - Sperling, Neil</text:p>
          </table:table-cell>
          <table:table-cell office:value-type="string" table:style-name="ce2">
            <text:p>501-05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Taliah/Stefani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10:11:05" table:style-name="ce3">
            <text:p>5/25/2016 10:11:05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HANIFF, PRISSILA/Rey</text:p>
          </table:table-cell>
          <table:table-cell office:value-type="string" table:style-name="ce2">
            <text:p>156/170 William St - OB/GYN</text:p>
          </table:table-cell>
          <table:table-cell office:value-type="string" table:style-name="ce2">
            <text:p>962-566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Desire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10:11:45" table:style-name="ce3">
            <text:p>5/25/2016 10:11:45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MARTINEZ, STACY</text:p>
          </table:table-cell>
          <table:table-cell office:value-type="string" table:style-name="ce2">
            <text:p>Manheimer, Forrest/ Schwartz,Jeremy /Golas, Benjamin</text:p>
          </table:table-cell>
          <table:table-cell office:value-type="string" table:style-name="ce2">
            <text:p>646-962-511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Alic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10:12:20" table:style-name="ce3">
            <text:p>5/25/2016 10:12:20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MARTINEZ, STACY</text:p>
          </table:table-cell>
          <table:table-cell office:value-type="string" table:style-name="ce2">
            <text:p>Prioleau, Philip G. / Reszko, Anetta/ McGuire, Lindsay</text:p>
          </table:table-cell>
          <table:table-cell office:value-type="string" table:style-name="ce2">
            <text:p>794-354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Elizabeth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10:12:52" table:style-name="ce3">
            <text:p>5/25/2016 10:12:52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MESSINA, CRYSTAL</text:p>
          </table:table-cell>
          <table:table-cell office:value-type="string" table:style-name="ce2">
            <text:p>Warschauer, Craig</text:p>
          </table:table-cell>
          <table:table-cell office:value-type="string" table:style-name="ce2">
            <text:p>212-327-185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Stefani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10:13:48" table:style-name="ce3">
            <text:p>5/25/2016 10:13:48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MARTINEZ, STACY/GREEN-SMITH, MARCIA</text:p>
          </table:table-cell>
          <table:table-cell office:value-type="string" table:style-name="ce2">
            <text:p>Forest Hills - Moss, Edward</text:p>
          </table:table-cell>
          <table:table-cell office:value-type="string" table:style-name="ce2">
            <text:p>718-520-002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Trevor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10:15:30" table:style-name="ce3">
            <text:p>5/25/2016 10:15:30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MARTINEZ, STACY/GREEN-SMITH, MARCIA</text:p>
          </table:table-cell>
          <table:table-cell office:value-type="string" table:style-name="ce2">
            <text:p>MANH Offices - Moss, Edward</text:p>
          </table:table-cell>
          <table:table-cell office:value-type="string" table:style-name="ce2">
            <text:p>212-312-557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Tasha</text:p>
          </table:table-cell>
          <table:table-cell office:value-type="string" table:style-name="ce2">
            <text:p>All of Dr. Moss's offices are closed.</text:p>
          </table:table-cell>
          <table:table-cell table:number-columns-repeated="16373"/>
        </table:table-row>
        <table:table-row table:style-name="ro1">
          <table:table-cell office:value-type="date" office:date-value="2016-05-25T10:15:57" table:style-name="ce3">
            <text:p>5/25/2016 10:15:57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MARTINEZ, STACY</text:p>
          </table:table-cell>
          <table:table-cell office:value-type="string" table:style-name="ce2">
            <text:p>Sorbellini, Maximiliano</text:p>
          </table:table-cell>
          <table:table-cell office:value-type="string" table:style-name="ce2">
            <text:p>962-515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Katrin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10:16:19" table:style-name="ce3">
            <text:p>5/25/2016 10:16:19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MARTINEZ, STACY/GREEN-SMITH, MARCIA</text:p>
          </table:table-cell>
          <table:table-cell office:value-type="string" table:style-name="ce2">
            <text:p>Basu, Patrick</text:p>
          </table:table-cell>
          <table:table-cell office:value-type="string" table:style-name="ce2">
            <text:p>718-897-0584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ar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10:50:51" table:style-name="ce3">
            <text:p>5/25/2016 10:50:51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MARTINEZ, STACY</text:p>
          </table:table-cell>
          <table:table-cell office:value-type="string" table:style-name="ce2">
            <text:p>21 W Broadway - Pecker, Mark S</text:p>
          </table:table-cell>
          <table:table-cell office:value-type="string" table:style-name="ce2">
            <text:p>646-962-2606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ennifer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10:54:00" table:style-name="ce3">
            <text:p>5/25/2016 10:54:00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GARCIA, ERIKA</text:p>
          </table:table-cell>
          <table:table-cell office:value-type="string" table:style-name="ce2">
            <text:p>HT - 213</text:p>
          </table:table-cell>
          <table:table-cell office:value-type="string" table:style-name="ce2">
            <text:p>746-3097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aur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10:54:43" table:style-name="ce3">
            <text:p>5/25/2016 10:54:43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GARCIA, ERIKA</text:p>
          </table:table-cell>
          <table:table-cell office:value-type="string" table:style-name="ce2">
            <text:p>HT - 230 POST TRANSPLANT</text:p>
          </table:table-cell>
          <table:table-cell office:value-type="string" table:style-name="ce2">
            <text:p>746-302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Katrin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10:55:14" table:style-name="ce3">
            <text:p>5/25/2016 10:55:14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GARCIA, ERIKA</text:p>
          </table:table-cell>
          <table:table-cell office:value-type="string" table:style-name="ce2">
            <text:p>JACK DREYFUS CLINIC</text:p>
          </table:table-cell>
          <table:table-cell office:value-type="string" table:style-name="ce2">
            <text:p>746-9862</text:p>
          </table:table-cell>
          <table:table-cell office:value-type="string" table:style-name="ce2">
            <text:p>OPEN</text:p>
          </table:table-cell>
          <table:table-cell table:number-columns-repeated="3" table:style-name="ce2"/>
          <table:table-cell office:value-type="string" table:style-name="ce2">
            <text:p>Katrin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10:56:17" table:style-name="ce3">
            <text:p>5/25/2016 10:56:17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GARCIA, ERIKA</text:p>
          </table:table-cell>
          <table:table-cell office:value-type="string" table:style-name="ce2">
            <text:p>Wolf, David</text:p>
          </table:table-cell>
          <table:table-cell office:value-type="string" table:style-name="ce2">
            <text:p>688-71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Carolin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5-25T10:56:52" table:style-name="ce3">
            <text:p>5/25/2016 10:56:52</text:p>
          </table:table-cell>
          <table:table-cell office:value-type="string" table:style-name="ce2">
            <text:p>5/30/2016</text:p>
          </table:table-cell>
          <table:table-cell office:value-type="string" table:style-name="ce2">
            <text:p>GARCIA, ERIKA</text:p>
          </table:table-cell>
          <table:table-cell office:value-type="string" table:style-name="ce2">
            <text:p>Wu, Sydney</text:p>
          </table:table-cell>
          <table:table-cell office:value-type="string" table:style-name="ce2">
            <text:p>744-67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Kimberly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08:10" table:style-name="ce3">
            <text:p>6/27/2016 8:08:10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ARCIA, ERIKA</text:p>
          </table:table-cell>
          <table:table-cell office:value-type="string" table:style-name="ce2">
            <text:p>1305 York Ave - IVF (6th Floor)</text:p>
          </table:table-cell>
          <table:table-cell office:value-type="float" office:value="6469623395" table:style-name="ce2">
            <text:p>646962339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PILAR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09:51" table:style-name="ce3">
            <text:p>6/27/2016 8:09:51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ARCIA, ERIKA</text:p>
          </table:table-cell>
          <table:table-cell office:value-type="string" table:style-name="ce2">
            <text:p>CRM - 40 Worth Street - [OFFICE]</text:p>
          </table:table-cell>
          <table:table-cell office:value-type="string" table:style-name="ce2">
            <text:p>962-7417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PILAR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10:11" table:style-name="ce3">
            <text:p>6/27/2016 8:10:11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ARCIA, ERIKA</text:p>
          </table:table-cell>
          <table:table-cell office:value-type="string" table:style-name="ce2">
            <text:p>CRM - 40 Worth Street - Pfeifer, Samantha</text:p>
          </table:table-cell>
          <table:table-cell office:value-type="string" table:style-name="ce2">
            <text:p>962-7417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PILAR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10:29" table:style-name="ce3">
            <text:p>6/27/2016 8:10:29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ARCIA, ERIKA</text:p>
          </table:table-cell>
          <table:table-cell office:value-type="string" table:style-name="ce2">
            <text:p>CRM - 40 Worth Street - Reichman, D</text:p>
          </table:table-cell>
          <table:table-cell office:value-type="string" table:style-name="ce2">
            <text:p>962-7417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PILAR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11:17" table:style-name="ce3">
            <text:p>6/27/2016 8:11:17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ARCIA, ERIKA</text:p>
          </table:table-cell>
          <table:table-cell office:value-type="string" table:style-name="ce2">
            <text:p>HT - 213</text:p>
          </table:table-cell>
          <table:table-cell office:value-type="string" table:style-name="ce2">
            <text:p>746-3097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NANETT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12:25" table:style-name="ce3">
            <text:p>6/27/2016 8:12:25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ARCIA, ERIKA</text:p>
          </table:table-cell>
          <table:table-cell office:value-type="string" table:style-name="ce2">
            <text:p>HT - 230 POST TRANSPLANT</text:p>
          </table:table-cell>
          <table:table-cell office:value-type="string" table:style-name="ce2">
            <text:p>746-302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KATRIN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12:49" table:style-name="ce3">
            <text:p>6/27/2016 8:12:49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ARCIA, ERIKA</text:p>
          </table:table-cell>
          <table:table-cell office:value-type="string" table:style-name="ce2">
            <text:p>HT - 213</text:p>
          </table:table-cell>
          <table:table-cell office:value-type="string" table:style-name="ce2">
            <text:p>746-3097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NANETT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13:21" table:style-name="ce3">
            <text:p>6/27/2016 8:13:21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ARCIA, ERIKA</text:p>
          </table:table-cell>
          <table:table-cell office:value-type="string" table:style-name="ce2">
            <text:p>JACK DREYFUS CLINIC</text:p>
          </table:table-cell>
          <table:table-cell office:value-type="string" table:style-name="ce2">
            <text:p>746-9862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NANETT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14:06" table:style-name="ce3">
            <text:p>6/27/2016 8:14:06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ARCIA, ERIKA</text:p>
          </table:table-cell>
          <table:table-cell office:value-type="string" table:style-name="ce2">
            <text:p>POST/PRE TRANSPLANT</text:p>
          </table:table-cell>
          <table:table-cell office:value-type="float" office:value="2127463020" table:style-name="ce2">
            <text:p>212746302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KATRIN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15:34" table:style-name="ce3">
            <text:p>6/27/2016 8:15:34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ARCIA, ERIKA</text:p>
          </table:table-cell>
          <table:table-cell office:value-type="string" table:style-name="ce2">
            <text:p>Wolf, David</text:p>
          </table:table-cell>
          <table:table-cell office:value-type="string" table:style-name="ce2">
            <text:p>688-71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NANETTE</text:p>
          </table:table-cell>
          <table:table-cell office:value-type="string" table:style-name="ce2">
            <text:p>ONLY JACK DRYFUS CLINIC</text:p>
          </table:table-cell>
          <table:table-cell table:number-columns-repeated="16373"/>
        </table:table-row>
        <table:table-row table:style-name="ro1">
          <table:table-cell office:value-type="date" office:date-value="2016-06-27T08:16:17" table:style-name="ce3">
            <text:p>6/27/2016 8:16:17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ARCIA, ERIKA</text:p>
          </table:table-cell>
          <table:table-cell office:value-type="string" table:style-name="ce2">
            <text:p>Wu, Sydney</text:p>
          </table:table-cell>
          <table:table-cell office:value-type="string" table:style-name="ce2">
            <text:p>744-67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ARISOL</text:p>
          </table:table-cell>
          <table:table-cell office:value-type="string" table:style-name="ce2">
            <text:p>DOCTOR MOVED LOCATION CLOSED</text:p>
          </table:table-cell>
          <table:table-cell table:number-columns-repeated="16373"/>
        </table:table-row>
        <table:table-row table:style-name="ro1">
          <table:table-cell office:value-type="date" office:date-value="2016-06-27T08:19:32" table:style-name="ce3">
            <text:p>6/27/2016 8:19:32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New York Cardiology - 61st Street (6th Floor) - [OFFICE]</text:p>
          </table:table-cell>
          <table:table-cell office:value-type="string" table:style-name="ce2">
            <text:p>646-962-555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Ashley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21:12" table:style-name="ce3">
            <text:p>6/27/2016 8:21:12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123 W 86th Street - [OFFICE]</text:p>
          </table:table-cell>
          <table:table-cell office:value-type="string" table:style-name="ce2">
            <text:p>212-877-2833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ulian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28:56" table:style-name="ce3">
            <text:p>6/27/2016 8:28:56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310 East 72nd - LAB</text:p>
          </table:table-cell>
          <table:table-cell office:value-type="string" table:style-name="ce2">
            <text:p>212-570-588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Athen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31:02" table:style-name="ce3">
            <text:p>6/27/2016 8:31:02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Newman-Cedar / Dr. Sacks / Dr. Gordon</text:p>
          </table:table-cell>
          <table:table-cell office:value-type="string" table:style-name="ce2">
            <text:p>737-7800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09:00</text:p>
          </table:table-cell>
          <table:table-cell office:value-type="string" table:style-name="ce2">
            <text:p>12:00</text:p>
          </table:table-cell>
          <table:table-cell table:style-name="ce2"/>
          <table:table-cell office:value-type="string" table:style-name="ce2">
            <text:p>Olena</text:p>
          </table:table-cell>
          <table:table-cell office:value-type="string" table:style-name="ce2">
            <text:p>Dr. Sacks will be the only Dr. on call</text:p>
          </table:table-cell>
          <table:table-cell table:number-columns-repeated="16373"/>
        </table:table-row>
        <table:table-row table:style-name="ro1">
          <table:table-cell office:value-type="date" office:date-value="2016-06-27T08:31:42" table:style-name="ce3">
            <text:p>6/27/2016 8:31:42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REEN-SMITH, MARCIA</text:p>
          </table:table-cell>
          <table:table-cell office:value-type="string" table:style-name="ce2">
            <text:p>J-130</text:p>
          </table:table-cell>
          <table:table-cell office:value-type="string" table:style-name="ce2">
            <text:p>746-034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Sabrin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37:21" table:style-name="ce3">
            <text:p>6/27/2016 8:37:21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FERBER, HILDA</text:p>
          </table:table-cell>
          <table:table-cell office:value-type="string" table:style-name="ce2">
            <text:p>Cutler, Lawrence</text:p>
          </table:table-cell>
          <table:table-cell office:value-type="string" table:style-name="ce2">
            <text:p>535-27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Karen</text:p>
          </table:table-cell>
          <table:table-cell office:value-type="string" table:style-name="ce2">
            <text:p>Spoke to Karen on 06/24/2016 at 12:03pm</text:p>
          </table:table-cell>
          <table:table-cell table:number-columns-repeated="16373"/>
        </table:table-row>
        <table:table-row table:style-name="ro1">
          <table:table-cell office:value-type="date" office:date-value="2016-06-27T08:38:16" table:style-name="ce3">
            <text:p>6/27/2016 8:38:16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Aronne, Louis / Waitman / Vargas-Rodriguez, Ilana</text:p>
          </table:table-cell>
          <table:table-cell office:value-type="string" table:style-name="ce2">
            <text:p>962-2417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Arnet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38:37" table:style-name="ce3">
            <text:p>6/27/2016 8:38:37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Bussell, James</text:p>
          </table:table-cell>
          <table:table-cell office:value-type="string" table:style-name="ce2">
            <text:p>746-34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Deidr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39:09" table:style-name="ce3">
            <text:p>6/27/2016 8:39:09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FERBER, HILDA</text:p>
          </table:table-cell>
          <table:table-cell office:value-type="string" table:style-name="ce2">
            <text:p>Salob, Stacey / Green, Michelle</text:p>
          </table:table-cell>
          <table:table-cell office:value-type="string" table:style-name="ce2">
            <text:p>317-11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Heather</text:p>
          </table:table-cell>
          <table:table-cell office:value-type="string" table:style-name="ce2">
            <text:p>Spoke to Heather on 06/24/16 at 12:37pm</text:p>
          </table:table-cell>
          <table:table-cell table:number-columns-repeated="16373"/>
        </table:table-row>
        <table:table-row table:style-name="ro1">
          <table:table-cell office:value-type="date" office:date-value="2016-06-27T08:40:36" table:style-name="ce3">
            <text:p>6/27/2016 8:40:36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Gerardo Zullo</text:p>
          </table:table-cell>
          <table:table-cell office:value-type="string" table:style-name="ce2">
            <text:p>535-3359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Geralyn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40:38" table:style-name="ce3">
            <text:p>6/27/2016 8:40:38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FERBER, HILDA</text:p>
          </table:table-cell>
          <table:table-cell office:value-type="string" table:style-name="ce2">
            <text:p>Smith, Barry / RENCA ACCOUNT</text:p>
          </table:table-cell>
          <table:table-cell office:value-type="string" table:style-name="ce2">
            <text:p>746-155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oanne</text:p>
          </table:table-cell>
          <table:table-cell office:value-type="string" table:style-name="ce2">
            <text:p>Spoke to Joanne on 06/24/2016 at 12:07pm</text:p>
          </table:table-cell>
          <table:table-cell table:number-columns-repeated="16373"/>
        </table:table-row>
        <table:table-row table:style-name="ro1">
          <table:table-cell office:value-type="date" office:date-value="2016-06-27T08:40:56" table:style-name="ce3">
            <text:p>6/27/2016 8:40:56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Gubernick, Martin</text:p>
          </table:table-cell>
          <table:table-cell office:value-type="string" table:style-name="ce2">
            <text:p>821-0864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illian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41:18" table:style-name="ce3">
            <text:p>6/27/2016 8:41:18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Hutson, Milton</text:p>
          </table:table-cell>
          <table:table-cell office:value-type="string" table:style-name="ce2">
            <text:p>472-534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Rene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42:19" table:style-name="ce3">
            <text:p>6/27/2016 8:42:19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Kessler, Alan</text:p>
          </table:table-cell>
          <table:table-cell office:value-type="string" table:style-name="ce2">
            <text:p>212-879-210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illian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42:40" table:style-name="ce3">
            <text:p>6/27/2016 8:42:40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Katzman, Jay / Szubin, Lisa</text:p>
          </table:table-cell>
          <table:table-cell office:value-type="string" table:style-name="ce2">
            <text:p>212-249-797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Terrenc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43:01" table:style-name="ce3">
            <text:p>6/27/2016 8:43:01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Ramos, Elizabeth</text:p>
          </table:table-cell>
          <table:table-cell office:value-type="string" table:style-name="ce2">
            <text:p>396-035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Glori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43:21" table:style-name="ce3">
            <text:p>6/27/2016 8:43:21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REEN-SMITH, MARCIA</text:p>
          </table:table-cell>
          <table:table-cell office:value-type="string" table:style-name="ce2">
            <text:p>12 West 72nd Street - PEDS</text:p>
          </table:table-cell>
          <table:table-cell office:value-type="float" office:value="17766" table:style-name="ce2">
            <text:p>17766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Yulia</text:p>
          </table:table-cell>
          <table:table-cell office:value-type="string" table:style-name="ce2">
            <text:p>As per Julia, the office is open the Saturday and Sunday before the Holiday</text:p>
          </table:table-cell>
          <table:table-cell table:number-columns-repeated="16373"/>
        </table:table-row>
        <table:table-row table:style-name="ro1">
          <table:table-cell office:value-type="date" office:date-value="2016-06-27T08:43:32" table:style-name="ce3">
            <text:p>6/27/2016 8:43:32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New York Cardiology - 61st Street (6th Floor) - Anderson, Holly</text:p>
          </table:table-cell>
          <table:table-cell office:value-type="string" table:style-name="ce2">
            <text:p>212-752-20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Ashley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43:44" table:style-name="ce3">
            <text:p>6/27/2016 8:43:44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FERBER, HILDA</text:p>
          </table:table-cell>
          <table:table-cell office:value-type="string" table:style-name="ce2">
            <text:p>Gracie Square Hospital</text:p>
          </table:table-cell>
          <table:table-cell office:value-type="string" table:style-name="ce2">
            <text:p>(212) 434-5364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06:00</text:p>
          </table:table-cell>
          <table:table-cell office:value-type="string" table:style-name="ce2">
            <text:p>03:00</text:p>
          </table:table-cell>
          <table:table-cell office:value-type="string" table:style-name="ce2">
            <text:p>03:00</text:p>
          </table:table-cell>
          <table:table-cell office:value-type="string" table:style-name="ce2">
            <text:p>Sue</text:p>
          </table:table-cell>
          <table:table-cell office:value-type="string" table:style-name="ce2">
            <text:p>Spoke to Sue on 06/27/2016 at 9:30am</text:p>
          </table:table-cell>
          <table:table-cell table:number-columns-repeated="16373"/>
        </table:table-row>
        <table:table-row table:style-name="ro1">
          <table:table-cell office:value-type="date" office:date-value="2016-06-27T08:43:58" table:style-name="ce3">
            <text:p>6/27/2016 8:43:58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Weiser-McCarthy, Jessica</text:p>
          </table:table-cell>
          <table:table-cell office:value-type="string" table:style-name="ce2">
            <text:p>288-588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Charmain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44:26" table:style-name="ce3">
            <text:p>6/27/2016 8:44:26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Martorella, Andrew</text:p>
          </table:table-cell>
          <table:table-cell office:value-type="string" table:style-name="ce2">
            <text:p>212-288-2869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illian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44:37" table:style-name="ce3">
            <text:p>6/27/2016 8:44:37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REEN-SMITH, MARCIA</text:p>
          </table:table-cell>
          <table:table-cell office:value-type="string" table:style-name="ce2">
            <text:p>LMH - ONC (7th Floor)</text:p>
          </table:table-cell>
          <table:table-cell office:value-type="string" table:style-name="ce2">
            <text:p>646-962-566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ason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44:57" table:style-name="ce3">
            <text:p>6/27/2016 8:44:57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Weitzman, Gil / Cantor, Michael</text:p>
          </table:table-cell>
          <table:table-cell office:value-type="string" table:style-name="ce2">
            <text:p>249-372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anic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45:20" table:style-name="ce3">
            <text:p>6/27/2016 8:45:20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Weiser-McCarthy, Jessica</text:p>
          </table:table-cell>
          <table:table-cell office:value-type="string" table:style-name="ce2">
            <text:p>288-588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Charmain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45:23" table:style-name="ce3">
            <text:p>6/27/2016 8:45:23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REEN-SMITH, MARCIA</text:p>
          </table:table-cell>
          <table:table-cell office:value-type="string" table:style-name="ce2">
            <text:p>LMH - ONC (7th Floor) - Chaekal, Ok- Ong</text:p>
          </table:table-cell>
          <table:table-cell office:value-type="string" table:style-name="ce2">
            <text:p>646-962-566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ason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45:50" table:style-name="ce3">
            <text:p>6/27/2016 8:45:50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REEN-SMITH, MARCIA</text:p>
          </table:table-cell>
          <table:table-cell office:value-type="string" table:style-name="ce2">
            <text:p>LMH - ONC (7th Floor) - Mo, Lan</text:p>
          </table:table-cell>
          <table:table-cell office:value-type="string" table:style-name="ce2">
            <text:p>646-962-566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ason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46:26" table:style-name="ce3">
            <text:p>6/27/2016 8:46:26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REEN-SMITH, MARCIA</text:p>
          </table:table-cell>
          <table:table-cell office:value-type="string" table:style-name="ce2">
            <text:p>LMH - ONC (7th Floor) - Rowe, Audrey</text:p>
          </table:table-cell>
          <table:table-cell office:value-type="string" table:style-name="ce2">
            <text:p>646-962-566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ason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46:57" table:style-name="ce3">
            <text:p>6/27/2016 8:46:57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Smith, Paul T</text:p>
          </table:table-cell>
          <table:table-cell office:value-type="string" table:style-name="ce2">
            <text:p>212-396-4077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Gin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53:56" table:style-name="ce3">
            <text:p>6/27/2016 8:53:56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HT - 3 PEDS</text:p>
          </table:table-cell>
          <table:table-cell office:value-type="string" table:style-name="ce2">
            <text:p>746-629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aliss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54:17" table:style-name="ce3">
            <text:p>6/27/2016 8:54:17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Perelstein, Eduardo</text:p>
          </table:table-cell>
          <table:table-cell office:value-type="string" table:style-name="ce2">
            <text:p>646-962-233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aliss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55:20" table:style-name="ce3">
            <text:p>6/27/2016 8:55:20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Herzog, Ronit</text:p>
          </table:table-cell>
          <table:table-cell office:value-type="string" table:style-name="ce2">
            <text:p>646-962-341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aliss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55:42" table:style-name="ce3">
            <text:p>6/27/2016 8:55:42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Herzog, Ronit</text:p>
          </table:table-cell>
          <table:table-cell office:value-type="string" table:style-name="ce2">
            <text:p>646-962-341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aliss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58:24" table:style-name="ce3">
            <text:p>6/27/2016 8:58:24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Sherman, Raymond / Hartman, Barry</text:p>
          </table:table-cell>
          <table:table-cell office:value-type="string" table:style-name="ce2">
            <text:p>746-692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Carol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59:32" table:style-name="ce3">
            <text:p>6/27/2016 8:59:32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OXF-600 - [OFFICE]</text:p>
          </table:table-cell>
          <table:table-cell office:value-type="string" table:style-name="ce2">
            <text:p>646-962-555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anell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8:59:42" table:style-name="ce3">
            <text:p>6/27/2016 8:59:42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Yarberry-Allen, Patricia</text:p>
          </table:table-cell>
          <table:table-cell office:value-type="string" table:style-name="ce2">
            <text:p>410-428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Cynthi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9:01:02" table:style-name="ce3">
            <text:p>6/27/2016 9:01:02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Brownstein, Iliana , Degann, Sona, Guballa, Nerissa</text:p>
          </table:table-cell>
          <table:table-cell office:value-type="string" table:style-name="ce2">
            <text:p>249-09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Erik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9:02:04" table:style-name="ce3">
            <text:p>6/27/2016 9:02:04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Perelstein, Eduardo</text:p>
          </table:table-cell>
          <table:table-cell office:value-type="string" table:style-name="ce2">
            <text:p>646-962-233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aliss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9:02:23" table:style-name="ce3">
            <text:p>6/27/2016 9:02:23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WRIGHT CENTER</text:p>
          </table:table-cell>
          <table:table-cell office:value-type="string" table:style-name="ce2">
            <text:p>746-70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Theres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9:03:59" table:style-name="ce3">
            <text:p>6/27/2016 9:03:59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Williams, John</text:p>
          </table:table-cell>
          <table:table-cell office:value-type="string" table:style-name="ce2">
            <text:p>212-861-11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auren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9:22:11" table:style-name="ce3">
            <text:p>6/27/2016 9:22:11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Fuchs, Richard</text:p>
          </table:table-cell>
          <table:table-cell office:value-type="string" table:style-name="ce2">
            <text:p>717-2254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Annie R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9:23:00" table:style-name="ce3">
            <text:p>6/27/2016 9:23:00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Golden, Flavia</text:p>
          </table:table-cell>
          <table:table-cell office:value-type="string" table:style-name="ce2">
            <text:p>396-3016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Christi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9:35:52" table:style-name="ce3">
            <text:p>6/27/2016 9:35:52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310 East 72nd - PHYSICIANS</text:p>
          </table:table-cell>
          <table:table-cell office:value-type="string" table:style-name="ce2">
            <text:p>212-746-067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Rainelle</text:p>
          </table:table-cell>
          <table:table-cell office:value-type="string" table:style-name="ce2">
            <text:p>310 Physicians: Dr. Tepler, Jeffery - Closed - Sharon @ 9:35 am Dr. Martorella, Andrew - Closed - Lillian @ 9:55 am Dr. Scofield, Richard - Closed - Nina @ 9:57 am Dr. Weitzman, Gil/ Dr. Cantor - Closed - Janice @ 9:58 am Dr. Hart, Catherine - Closed - Elizabeth @ 9:59 am Dr. Kendler/Dr. Weiser-McCarthy - Closed - Sharmein @ 10 am Dr. Nash, Thomas - Closed - Anna 12:17pm Dr. Dutta, Timothy - Closed - Janice @ 9:58 am Dr. Fuchs, Richard - Closed - Annie R 12:20pm Dr. Franklin, Kenneth - Closed - Farah 12:18pm Dr. Golden, Flavia - Closed - Christie 12:19 310 E. 72nd Lab - Closed - Athen @ 9:36 am.</text:p>
          </table:table-cell>
          <table:table-cell table:number-columns-repeated="16373"/>
        </table:table-row>
        <table:table-row table:style-name="ro1">
          <table:table-cell office:value-type="date" office:date-value="2016-06-27T09:37:26" table:style-name="ce3">
            <text:p>6/27/2016 9:37:26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AYALA, RAINELLE</text:p>
          </table:table-cell>
          <table:table-cell office:value-type="string" table:style-name="ce2">
            <text:p>Kessler, Alan</text:p>
          </table:table-cell>
          <table:table-cell office:value-type="string" table:style-name="ce2">
            <text:p>212-879-210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illian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9:45:00" table:style-name="ce3">
            <text:p>6/27/2016 9:45:00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WCMC - General Surgery</text:p>
          </table:table-cell>
          <table:table-cell office:value-type="string" table:style-name="ce2">
            <text:p>746-513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Christin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9:45:54" table:style-name="ce3">
            <text:p>6/27/2016 9:45:54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UROLOGY - ST - 9</text:p>
          </table:table-cell>
          <table:table-cell office:value-type="string" table:style-name="ce2">
            <text:p>746-545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Devon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9:49:21" table:style-name="ce3">
            <text:p>6/27/2016 9:49:21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STUDIENT HEALTH</text:p>
          </table:table-cell>
          <table:table-cell office:value-type="string" table:style-name="ce2">
            <text:p>962-6942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Bernadett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9:53:16" table:style-name="ce3">
            <text:p>6/27/2016 9:53:16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Steigman, Shaun</text:p>
          </table:table-cell>
          <table:table-cell office:value-type="string" table:style-name="ce2">
            <text:p>646-962-2599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Shawn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9:54:21" table:style-name="ce3">
            <text:p>6/27/2016 9:54:21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Sotelo, Julio E</text:p>
          </table:table-cell>
          <table:table-cell office:value-type="string" table:style-name="ce2">
            <text:p>439-67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Graziell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9:56:42" table:style-name="ce3">
            <text:p>6/27/2016 9:56:42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/MILLER, CASSANDRA</text:p>
          </table:table-cell>
          <table:table-cell office:value-type="string" table:style-name="ce2">
            <text:p>Bosworth, Brian / Scherl, Ellen / Jacobs, V</text:p>
          </table:table-cell>
          <table:table-cell office:value-type="string" table:style-name="ce2">
            <text:p>746-5077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Keish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09:57:48" table:style-name="ce3">
            <text:p>6/27/2016 9:57:48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Scrimminger, Leon</text:p>
          </table:table-cell>
          <table:table-cell office:value-type="string" table:style-name="ce2">
            <text:p>249-1627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iz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10:00:27" table:style-name="ce3">
            <text:p>6/27/2016 10:00:27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ARTINEZ, STACY</text:p>
          </table:table-cell>
          <table:table-cell office:value-type="string" table:style-name="ce2">
            <text:p>21 W Broadway - Pecker, Mark S</text:p>
          </table:table-cell>
          <table:table-cell office:value-type="string" table:style-name="ce2">
            <text:p>646-962-2606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ennifer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10:02:07" table:style-name="ce3">
            <text:p>6/27/2016 10:02:07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Sadick, Neil</text:p>
          </table:table-cell>
          <table:table-cell office:value-type="string" table:style-name="ce2">
            <text:p>772-7242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Rachel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10:02:59" table:style-name="ce3">
            <text:p>6/27/2016 10:02:59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Rochwarger, Arnold / Goldin, Howard</text:p>
          </table:table-cell>
          <table:table-cell office:value-type="string" table:style-name="ce2">
            <text:p>249-0404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Kelly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10:03:40" table:style-name="ce3">
            <text:p>6/27/2016 10:03:40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Reed, Lawrence</text:p>
          </table:table-cell>
          <table:table-cell office:value-type="string" table:style-name="ce2">
            <text:p>772-83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Carmell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10:04:05" table:style-name="ce3">
            <text:p>6/27/2016 10:04:05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ARTINEZ, STACY</text:p>
          </table:table-cell>
          <table:table-cell office:value-type="string" table:style-name="ce2">
            <text:p>21 W Broadway - Reiger, Jill</text:p>
          </table:table-cell>
          <table:table-cell office:value-type="string" table:style-name="ce2">
            <text:p>962-2399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Paul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10:05:03" table:style-name="ce3">
            <text:p>6/27/2016 10:05:03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Rapoport, Samuel</text:p>
          </table:table-cell>
          <table:table-cell office:value-type="string" table:style-name="ce2">
            <text:p>570-0642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Veronic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10:05:44" table:style-name="ce3">
            <text:p>6/27/2016 10:05:44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Purohit, Rajveer</text:p>
          </table:table-cell>
          <table:table-cell office:value-type="string" table:style-name="ce2">
            <text:p>772-39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Stacey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10:06:31" table:style-name="ce3">
            <text:p>6/27/2016 10:06:31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Prystowsky, Janet H</text:p>
          </table:table-cell>
          <table:table-cell office:value-type="string" table:style-name="ce2">
            <text:p>230-1212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argaret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10:07:31" table:style-name="ce3">
            <text:p>6/27/2016 10:07:31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Presby Draw Station</text:p>
          </table:table-cell>
          <table:table-cell office:value-type="string" table:style-name="ce2">
            <text:p>326-8444/3374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Adarr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10:08:09" table:style-name="ce3">
            <text:p>6/27/2016 10:08:09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PREIPHERAL NEUROPHATY (Group)</text:p>
          </table:table-cell>
          <table:table-cell office:value-type="string" table:style-name="ce2">
            <text:p>646-962-3202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Yazmin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10:09:44" table:style-name="ce3">
            <text:p>6/27/2016 10:09:44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ARTINEZ, STACY</text:p>
          </table:table-cell>
          <table:table-cell office:value-type="string" table:style-name="ce2">
            <text:p>21 W Broadway - Maresh, Alison</text:p>
          </table:table-cell>
          <table:table-cell office:value-type="string" table:style-name="ce2">
            <text:p>646-962-222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aggie</text:p>
          </table:table-cell>
          <table:table-cell office:value-type="string" table:style-name="ce2">
            <text:p>The entire ENT DEPT is closed.</text:p>
          </table:table-cell>
          <table:table-cell table:number-columns-repeated="16373"/>
        </table:table-row>
        <table:table-row table:style-name="ro1">
          <table:table-cell office:value-type="date" office:date-value="2016-06-27T10:10:04" table:style-name="ce3">
            <text:p>6/27/2016 10:10:04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Pasmantier, Mark , Coleman, Morton, Decter, Julian</text:p>
          </table:table-cell>
          <table:table-cell office:value-type="string" table:style-name="ce2">
            <text:p>517-59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acheah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10:12:23" table:style-name="ce3">
            <text:p>6/27/2016 10:12:23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OXF-300 - [OFFICE]</text:p>
          </table:table-cell>
          <table:table-cell office:value-type="string" table:style-name="ce2">
            <text:p>962-65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Claris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10:12:37" table:style-name="ce3">
            <text:p>6/27/2016 10:12:37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ARTINEZ, STACY/GREEN-SMITH, MARCIA</text:p>
          </table:table-cell>
          <table:table-cell office:value-type="string" table:style-name="ce2">
            <text:p>Basu, Patrick</text:p>
          </table:table-cell>
          <table:table-cell office:value-type="string" table:style-name="ce2">
            <text:p>718-897-0584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ara</text:p>
          </table:table-cell>
          <table:table-cell office:value-type="string" table:style-name="ce2">
            <text:p>As per Lara Dr. Basu will be closed on July4th and re opening July 11th</text:p>
          </table:table-cell>
          <table:table-cell table:number-columns-repeated="16373"/>
        </table:table-row>
        <table:table-row table:style-name="ro1">
          <table:table-cell office:value-type="date" office:date-value="2016-06-27T10:12:38" table:style-name="ce3">
            <text:p>6/27/2016 10:12:38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OXF-300 - Niesvizky, Rubin</text:p>
          </table:table-cell>
          <table:table-cell office:value-type="string" table:style-name="ce2">
            <text:p>962-65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Claris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10:12:53" table:style-name="ce3">
            <text:p>6/27/2016 10:12:53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OXF-300 - Pearse, Roger</text:p>
          </table:table-cell>
          <table:table-cell office:value-type="string" table:style-name="ce2">
            <text:p>962-65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Clarisa</text:p>
          </table:table-cell>
          <table:table-cell table:number-columns-repeated="16374"/>
        </table:table-row>
        <table:table-row table:style-name="ro1">
          <table:table-cell office:value-type="date" office:date-value="2016-06-27T10:13:05" table:style-name="ce3">
            <text:p>6/27/2016 10:13:05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OXF-300 - Tomer, Mark</text:p>
          </table:table-cell>
          <table:table-cell office:value-type="string" table:style-name="ce2">
            <text:p>962-65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Clarisa</text:p>
          </table:table-cell>
          <table:table-cell table:number-columns-repeated="16374"/>
        </table:table-row>
        <table:table-row table:style-name="ro1">
          <table:table-cell office:value-type="date" office:date-value="2016-06-27T10:17:51" table:style-name="ce3">
            <text:p>6/27/2016 10:17:51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1305 York Ave - ENT - [OFFICE]</text:p>
          </table:table-cell>
          <table:table-cell office:value-type="string" table:style-name="ce2">
            <text:p>962-368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Natasha</text:p>
          </table:table-cell>
          <table:table-cell table:number-columns-repeated="16374"/>
        </table:table-row>
        <table:table-row table:style-name="ro1">
          <table:table-cell office:value-type="date" office:date-value="2016-06-27T10:18:24" table:style-name="ce3">
            <text:p>6/27/2016 10:18:24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1305 York Ave - ENT - Alexiades, George</text:p>
          </table:table-cell>
          <table:table-cell office:value-type="string" table:style-name="ce2">
            <text:p>962-368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Natasha</text:p>
          </table:table-cell>
          <table:table-cell table:number-columns-repeated="16374"/>
        </table:table-row>
        <table:table-row table:style-name="ro1">
          <table:table-cell office:value-type="date" office:date-value="2016-06-27T10:18:40" table:style-name="ce3">
            <text:p>6/27/2016 10:18:40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1305 York Ave - ENT - Sadoughie, Babak</text:p>
          </table:table-cell>
          <table:table-cell office:value-type="string" table:style-name="ce2">
            <text:p>962-368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Natasha</text:p>
          </table:table-cell>
          <table:table-cell table:number-columns-repeated="16374"/>
        </table:table-row>
        <table:table-row table:style-name="ro1">
          <table:table-cell office:value-type="date" office:date-value="2016-06-27T10:18:57" table:style-name="ce3">
            <text:p>6/27/2016 10:18:57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1305 York Ave - ENT - Tabee, Abtin</text:p>
          </table:table-cell>
          <table:table-cell office:value-type="string" table:style-name="ce2">
            <text:p>962-368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Natasha</text:p>
          </table:table-cell>
          <table:table-cell table:number-columns-repeated="16374"/>
        </table:table-row>
        <table:table-row table:style-name="ro1">
          <table:table-cell office:value-type="date" office:date-value="2016-06-27T10:21:13" table:style-name="ce3">
            <text:p>6/27/2016 10:21:13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ARTINEZ, STACY</text:p>
          </table:table-cell>
          <table:table-cell office:value-type="string" table:style-name="ce2">
            <text:p>OXF-200</text:p>
          </table:table-cell>
          <table:table-cell office:value-type="string" table:style-name="ce2">
            <text:p>962-49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Chandra</text:p>
          </table:table-cell>
          <table:table-cell table:number-columns-repeated="16374"/>
        </table:table-row>
        <table:table-row table:style-name="ro1">
          <table:table-cell office:value-type="date" office:date-value="2016-06-27T10:21:35" table:style-name="ce3">
            <text:p>6/27/2016 10:21:35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HANIFF, PRISSILA/Rey</text:p>
          </table:table-cell>
          <table:table-cell office:value-type="string" table:style-name="ce2">
            <text:p>156/170 William St - OB/GYN</text:p>
          </table:table-cell>
          <table:table-cell office:value-type="string" table:style-name="ce2">
            <text:p>962-566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Eiling</text:p>
          </table:table-cell>
          <table:table-cell table:number-columns-repeated="16374"/>
        </table:table-row>
        <table:table-row table:style-name="ro1">
          <table:table-cell office:value-type="date" office:date-value="2016-06-27T10:23:57" table:style-name="ce3">
            <text:p>6/27/2016 10:23:57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21 W Broadway - [OFFICE]</text:p>
          </table:table-cell>
          <table:table-cell office:value-type="string" table:style-name="ce2">
            <text:p>746-66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essica</text:p>
          </table:table-cell>
          <table:table-cell table:number-columns-repeated="16374"/>
        </table:table-row>
        <table:table-row table:style-name="ro1">
          <table:table-cell office:value-type="date" office:date-value="2016-06-27T10:24:13" table:style-name="ce3">
            <text:p>6/27/2016 10:24:13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21 W Broadway - Farber, Leonard</text:p>
          </table:table-cell>
          <table:table-cell office:value-type="string" table:style-name="ce2">
            <text:p>746-66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essica</text:p>
          </table:table-cell>
          <table:table-cell table:number-columns-repeated="16374"/>
        </table:table-row>
        <table:table-row table:style-name="ro1">
          <table:table-cell office:value-type="date" office:date-value="2016-06-27T10:24:31" table:style-name="ce3">
            <text:p>6/27/2016 10:24:31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21 W Broadway - Smith, Michael</text:p>
          </table:table-cell>
          <table:table-cell office:value-type="string" table:style-name="ce2">
            <text:p>746-66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essica</text:p>
          </table:table-cell>
          <table:table-cell table:number-columns-repeated="16374"/>
        </table:table-row>
        <table:table-row table:style-name="ro1">
          <table:table-cell office:value-type="date" office:date-value="2016-06-27T10:26:40" table:style-name="ce3">
            <text:p>6/27/2016 10:26:40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21 W Broadway - Fisher, Lauren</text:p>
          </table:table-cell>
          <table:table-cell office:value-type="string" table:style-name="ce2">
            <text:p>746-177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ennifer</text:p>
          </table:table-cell>
          <table:table-cell table:number-columns-repeated="16374"/>
        </table:table-row>
        <table:table-row table:style-name="ro1">
          <table:table-cell office:value-type="date" office:date-value="2016-06-27T10:30:26" table:style-name="ce3">
            <text:p>6/27/2016 10:30:26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21 W Broadway - Libby, Laura</text:p>
          </table:table-cell>
          <table:table-cell office:value-type="string" table:style-name="ce2">
            <text:p>628-661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eslie</text:p>
          </table:table-cell>
          <table:table-cell table:number-columns-repeated="16374"/>
        </table:table-row>
        <table:table-row table:style-name="ro1">
          <table:table-cell office:value-type="date" office:date-value="2016-06-27T10:31:00" table:style-name="ce3">
            <text:p>6/27/2016 10:31:00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21 W Broadway - McCarron, James</text:p>
          </table:table-cell>
          <table:table-cell office:value-type="string" table:style-name="ce2">
            <text:p>861-30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auren</text:p>
          </table:table-cell>
          <table:table-cell table:number-columns-repeated="16374"/>
        </table:table-row>
        <table:table-row table:style-name="ro1">
          <table:table-cell office:value-type="date" office:date-value="2016-06-27T10:31:35" table:style-name="ce3">
            <text:p>6/27/2016 10:31:35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21 W Broadway - Wun. Herrick</text:p>
          </table:table-cell>
          <table:table-cell office:value-type="string" table:style-name="ce2">
            <text:p>312-5577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inda</text:p>
          </table:table-cell>
          <table:table-cell table:number-columns-repeated="16374"/>
        </table:table-row>
        <table:table-row table:style-name="ro1">
          <table:table-cell office:value-type="date" office:date-value="2016-06-27T10:32:47" table:style-name="ce3">
            <text:p>6/27/2016 10:32:47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Banuchi-Crespo, Victoria</text:p>
          </table:table-cell>
          <table:table-cell office:value-type="string" table:style-name="ce2">
            <text:p>962-913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acqueline</text:p>
          </table:table-cell>
          <table:table-cell table:number-columns-repeated="16374"/>
        </table:table-row>
        <table:table-row table:style-name="ro1">
          <table:table-cell office:value-type="date" office:date-value="2016-06-27T10:33:51" table:style-name="ce3">
            <text:p>6/27/2016 10:33:51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Eid, F</text:p>
          </table:table-cell>
          <table:table-cell office:value-type="string" table:style-name="ce2">
            <text:p>212-535-669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yra</text:p>
          </table:table-cell>
          <table:table-cell table:number-columns-repeated="16374"/>
        </table:table-row>
        <table:table-row table:style-name="ro1">
          <table:table-cell office:value-type="date" office:date-value="2016-06-27T10:34:22" table:style-name="ce3">
            <text:p>6/27/2016 10:34:22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Metropoliton Urology - McGuire, Lynsay</text:p>
          </table:table-cell>
          <table:table-cell office:value-type="string" table:style-name="ce2">
            <text:p>212-535-588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Peggy</text:p>
          </table:table-cell>
          <table:table-cell table:number-columns-repeated="16374"/>
        </table:table-row>
        <table:table-row table:style-name="ro1">
          <table:table-cell office:value-type="date" office:date-value="2016-06-27T10:34:43" table:style-name="ce3">
            <text:p>6/27/2016 10:34:43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Metropoliton Urology - [OFFICE]</text:p>
          </table:table-cell>
          <table:table-cell office:value-type="string" table:style-name="ce2">
            <text:p>212-535-588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Sung</text:p>
          </table:table-cell>
          <table:table-cell table:number-columns-repeated="16374"/>
        </table:table-row>
        <table:table-row table:style-name="ro1">
          <table:table-cell office:value-type="date" office:date-value="2016-06-27T10:34:55" table:style-name="ce3">
            <text:p>6/27/2016 10:34:55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Metropoliton Urology - Choi, Benjamin</text:p>
          </table:table-cell>
          <table:table-cell office:value-type="string" table:style-name="ce2">
            <text:p>212-535-588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Sung</text:p>
          </table:table-cell>
          <table:table-cell table:number-columns-repeated="16374"/>
        </table:table-row>
        <table:table-row table:style-name="ro1">
          <table:table-cell office:value-type="date" office:date-value="2016-06-27T10:35:05" table:style-name="ce3">
            <text:p>6/27/2016 10:35:05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Metropoliton Urology - Shemtov, Menachem</text:p>
          </table:table-cell>
          <table:table-cell office:value-type="string" table:style-name="ce2">
            <text:p>212-535-588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Sung</text:p>
          </table:table-cell>
          <table:table-cell table:number-columns-repeated="16374"/>
        </table:table-row>
        <table:table-row table:style-name="ro1">
          <table:table-cell office:value-type="date" office:date-value="2016-06-27T10:35:08" table:style-name="ce3">
            <text:p>6/27/2016 10:35:08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ARTINEZ, STACY</text:p>
          </table:table-cell>
          <table:table-cell office:value-type="string" table:style-name="ce2">
            <text:p>Patel, Sarju</text:p>
          </table:table-cell>
          <table:table-cell office:value-type="string" table:style-name="ce2">
            <text:p>962-202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Shamila</text:p>
          </table:table-cell>
          <table:table-cell table:number-columns-repeated="16374"/>
        </table:table-row>
        <table:table-row table:style-name="ro1">
          <table:table-cell office:value-type="date" office:date-value="2016-06-27T10:36:26" table:style-name="ce3">
            <text:p>6/27/2016 10:36:26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Shemtov, Mendel</text:p>
          </table:table-cell>
          <table:table-cell office:value-type="string" table:style-name="ce2">
            <text:p>212-813-1112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Sung</text:p>
          </table:table-cell>
          <table:table-cell table:number-columns-repeated="16374"/>
        </table:table-row>
        <table:table-row table:style-name="ro1">
          <table:table-cell office:value-type="date" office:date-value="2016-06-27T10:37:34" table:style-name="ce3">
            <text:p>6/27/2016 10:37:34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WCP - 156/170 William St - 11th Floor</text:p>
          </table:table-cell>
          <table:table-cell office:value-type="string" table:style-name="ce2">
            <text:p>646-962-513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Brenda</text:p>
          </table:table-cell>
          <table:table-cell table:number-columns-repeated="16374"/>
        </table:table-row>
        <table:table-row table:style-name="ro1">
          <table:table-cell office:value-type="date" office:date-value="2016-06-27T10:37:47" table:style-name="ce3">
            <text:p>6/27/2016 10:37:47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WCP - 156/170 William St - 12th Floor</text:p>
          </table:table-cell>
          <table:table-cell office:value-type="string" table:style-name="ce2">
            <text:p>962-513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Brenda</text:p>
          </table:table-cell>
          <table:table-cell table:number-columns-repeated="16374"/>
        </table:table-row>
        <table:table-row table:style-name="ro1">
          <table:table-cell office:value-type="date" office:date-value="2016-06-27T10:38:33" table:style-name="ce3">
            <text:p>6/27/2016 10:38:33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LKER, KAREN</text:p>
          </table:table-cell>
          <table:table-cell office:value-type="string" table:style-name="ce2">
            <text:p>OXF-600 - [OFFICE]</text:p>
          </table:table-cell>
          <table:table-cell office:value-type="string" table:style-name="ce2">
            <text:p>646-962-555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Courtney</text:p>
          </table:table-cell>
          <table:table-cell table:number-columns-repeated="16374"/>
        </table:table-row>
        <table:table-row table:style-name="ro1">
          <table:table-cell office:value-type="date" office:date-value="2016-06-27T10:38:52" table:style-name="ce3">
            <text:p>6/27/2016 10:38:52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ARTINEZ, STACY</text:p>
          </table:table-cell>
          <table:table-cell office:value-type="string" table:style-name="ce2">
            <text:p>Manheimer, Forrest/ Schwartz,Jeremy /Golas, Benjamin</text:p>
          </table:table-cell>
          <table:table-cell office:value-type="string" table:style-name="ce2">
            <text:p>646-962-511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Alice</text:p>
          </table:table-cell>
          <table:table-cell table:number-columns-repeated="16374"/>
        </table:table-row>
        <table:table-row table:style-name="ro1">
          <table:table-cell office:value-type="date" office:date-value="2016-06-27T10:40:58" table:style-name="ce3">
            <text:p>6/27/2016 10:40:58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MD Park Ave - [OFFICE]</text:p>
          </table:table-cell>
          <table:table-cell office:value-type="string" table:style-name="ce2">
            <text:p>646-350-042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Nancy</text:p>
          </table:table-cell>
          <table:table-cell table:number-columns-repeated="16374"/>
        </table:table-row>
        <table:table-row table:style-name="ro1">
          <table:table-cell office:value-type="date" office:date-value="2016-06-27T10:41:05" table:style-name="ce3">
            <text:p>6/27/2016 10:41:05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WCPN Otolaryngology - [OFFICE]</text:p>
          </table:table-cell>
          <table:table-cell office:value-type="string" table:style-name="ce2">
            <text:p>212-889-857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Rachel</text:p>
          </table:table-cell>
          <table:table-cell table:number-columns-repeated="16374"/>
        </table:table-row>
        <table:table-row table:style-name="ro1">
          <table:table-cell office:value-type="date" office:date-value="2016-06-27T10:41:25" table:style-name="ce3">
            <text:p>6/27/2016 10:41:25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WCPN Otolaryngology - Apicella, Shelia</text:p>
          </table:table-cell>
          <table:table-cell office:value-type="string" table:style-name="ce2">
            <text:p>212-889-857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Rachel</text:p>
          </table:table-cell>
          <table:table-cell table:number-columns-repeated="16374"/>
        </table:table-row>
        <table:table-row table:style-name="ro1">
          <table:table-cell office:value-type="date" office:date-value="2016-06-27T10:41:44" table:style-name="ce3">
            <text:p>6/27/2016 10:41:44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WCPN Otolaryngology - Gold, Scott</text:p>
          </table:table-cell>
          <table:table-cell office:value-type="string" table:style-name="ce2">
            <text:p>889-857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Rachel</text:p>
          </table:table-cell>
          <table:table-cell table:number-columns-repeated="16374"/>
        </table:table-row>
        <table:table-row table:style-name="ro1">
          <table:table-cell office:value-type="date" office:date-value="2016-06-27T10:42:00" table:style-name="ce3">
            <text:p>6/27/2016 10:42:00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WCPN Otolaryngology - Horn, Corinne</text:p>
          </table:table-cell>
          <table:table-cell office:value-type="string" table:style-name="ce2">
            <text:p>212-889-857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Rachel</text:p>
          </table:table-cell>
          <table:table-cell table:number-columns-repeated="16374"/>
        </table:table-row>
        <table:table-row table:style-name="ro1">
          <table:table-cell office:value-type="date" office:date-value="2016-06-27T10:42:25" table:style-name="ce3">
            <text:p>6/27/2016 10:42:25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WCPN Otolaryngology - Karcioglu, Amanda Silver</text:p>
          </table:table-cell>
          <table:table-cell office:value-type="string" table:style-name="ce2">
            <text:p>212-889-857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Rachel</text:p>
          </table:table-cell>
          <table:table-cell office:value-type="string" table:style-name="ce2">
            <text:p>East and West are closed</text:p>
          </table:table-cell>
          <table:table-cell table:number-columns-repeated="16373"/>
        </table:table-row>
        <table:table-row table:style-name="ro1">
          <table:table-cell office:value-type="date" office:date-value="2016-06-27T10:42:46" table:style-name="ce3">
            <text:p>6/27/2016 10:42:46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WCPN Otolaryngology - Krevitt, Lane</text:p>
          </table:table-cell>
          <table:table-cell office:value-type="string" table:style-name="ce2">
            <text:p>212-889-857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Rachel</text:p>
          </table:table-cell>
          <table:table-cell office:value-type="string" table:style-name="ce2">
            <text:p>East and West are closed</text:p>
          </table:table-cell>
          <table:table-cell table:number-columns-repeated="16373"/>
        </table:table-row>
        <table:table-row table:style-name="ro1">
          <table:table-cell office:value-type="date" office:date-value="2016-06-27T10:43:15" table:style-name="ce3">
            <text:p>6/27/2016 10:43:15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WCPN Otolaryngology - Pincus, Robert</text:p>
          </table:table-cell>
          <table:table-cell office:value-type="string" table:style-name="ce2">
            <text:p>501-05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Rachel</text:p>
          </table:table-cell>
          <table:table-cell office:value-type="string" table:style-name="ce2">
            <text:p>East and West are closed</text:p>
          </table:table-cell>
          <table:table-cell table:number-columns-repeated="16373"/>
        </table:table-row>
        <table:table-row table:style-name="ro1">
          <table:table-cell office:value-type="date" office:date-value="2016-06-27T10:43:43" table:style-name="ce3">
            <text:p>6/27/2016 10:43:43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HANIFF, PRISSILA</text:p>
          </table:table-cell>
          <table:table-cell office:value-type="string" table:style-name="ce2">
            <text:p>WCPN Otolaryngology - Sperling, Neil</text:p>
          </table:table-cell>
          <table:table-cell office:value-type="string" table:style-name="ce2">
            <text:p>212-889-857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Rachel</text:p>
          </table:table-cell>
          <table:table-cell office:value-type="string" table:style-name="ce2">
            <text:p>East and West are closed</text:p>
          </table:table-cell>
          <table:table-cell table:number-columns-repeated="16373"/>
        </table:table-row>
        <table:table-row table:style-name="ro1">
          <table:table-cell office:value-type="date" office:date-value="2016-06-27T10:47:29" table:style-name="ce3">
            <text:p>6/27/2016 10:47:29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8 North - M2 - DIALYSIS</text:p>
          </table:table-cell>
          <table:table-cell office:value-type="string" table:style-name="ce2">
            <text:p>746-3151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06:00</text:p>
          </table:table-cell>
          <table:table-cell table:number-columns-repeated="2" table:style-name="ce2"/>
          <table:table-cell office:value-type="string" table:style-name="ce2">
            <text:p>Ray</text:p>
          </table:table-cell>
          <table:table-cell office:value-type="string" table:style-name="ce2">
            <text:p>As per Ray they will be open from 6 AM until whenever is the last shift and they may need a pick up depending on the patient.</text:p>
          </table:table-cell>
          <table:table-cell table:number-columns-repeated="16373"/>
        </table:table-row>
        <table:table-row table:style-name="ro1">
          <table:table-cell office:value-type="date" office:date-value="2016-06-27T10:48:11" table:style-name="ce3">
            <text:p>6/27/2016 10:48:11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Altorki, Nasser K.</text:p>
          </table:table-cell>
          <table:table-cell office:value-type="string" table:style-name="ce2">
            <text:p>746-5156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auren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10:55:18" table:style-name="ce3">
            <text:p>6/27/2016 10:55:18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BAKER - 24</text:p>
          </table:table-cell>
          <table:table-cell office:value-type="string" table:style-name="ce2">
            <text:p>746-418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ydi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11:14:39" table:style-name="ce3">
            <text:p>6/27/2016 11:14:39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ILLER, CASSANDRA</text:p>
          </table:table-cell>
          <table:table-cell office:value-type="string" table:style-name="ce2">
            <text:p>Acosta, Alberto</text:p>
          </table:table-cell>
          <table:table-cell office:value-type="string" table:style-name="ce2">
            <text:p>230-101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argaret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11:17:11" table:style-name="ce3">
            <text:p>6/27/2016 11:17:11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ILLER, CASSANDRA</text:p>
          </table:table-cell>
          <table:table-cell office:value-type="string" table:style-name="ce2">
            <text:p>Barley, Browers</text:p>
          </table:table-cell>
          <table:table-cell office:value-type="string" table:style-name="ce2">
            <text:p>212-758-359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Theray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11:18:00" table:style-name="ce3">
            <text:p>6/27/2016 11:18:00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ILLER, CASSANDRA</text:p>
          </table:table-cell>
          <table:table-cell office:value-type="string" table:style-name="ce2">
            <text:p>Carlon, Anne</text:p>
          </table:table-cell>
          <table:table-cell office:value-type="string" table:style-name="ce2">
            <text:p>988-81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Efperaniz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11:19:03" table:style-name="ce3">
            <text:p>6/27/2016 11:19:03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ILLER, CASSANDRA</text:p>
          </table:table-cell>
          <table:table-cell office:value-type="string" table:style-name="ce2">
            <text:p>Ianni, Rosa</text:p>
          </table:table-cell>
          <table:table-cell office:value-type="string" table:style-name="ce2">
            <text:p>646-962-6004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Fanny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11:19:27" table:style-name="ce3">
            <text:p>6/27/2016 11:19:27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ILLER, CASSANDRA</text:p>
          </table:table-cell>
          <table:table-cell office:value-type="string" table:style-name="ce2">
            <text:p>Kessler, George</text:p>
          </table:table-cell>
          <table:table-cell office:value-type="string" table:style-name="ce2">
            <text:p>877-7043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Robyn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11:19:56" table:style-name="ce3">
            <text:p>6/27/2016 11:19:56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ILLER, CASSANDRA</text:p>
          </table:table-cell>
          <table:table-cell office:value-type="string" table:style-name="ce2">
            <text:p>Lambroza, Aaron</text:p>
          </table:table-cell>
          <table:table-cell office:value-type="string" table:style-name="ce2">
            <text:p>517-757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Carri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11:20:39" table:style-name="ce3">
            <text:p>6/27/2016 11:20:39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ILLER, CASSANDRA</text:p>
          </table:table-cell>
          <table:table-cell office:value-type="string" table:style-name="ce2">
            <text:p>Lax, James</text:p>
          </table:table-cell>
          <table:table-cell office:value-type="string" table:style-name="ce2">
            <text:p>988-574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Devi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11:21:17" table:style-name="ce3">
            <text:p>6/27/2016 11:21:17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ILLER, CASSANDRA</text:p>
          </table:table-cell>
          <table:table-cell office:value-type="string" table:style-name="ce2">
            <text:p>Lebowitz, Nancy</text:p>
          </table:table-cell>
          <table:table-cell office:value-type="string" table:style-name="ce2">
            <text:p>472-8676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un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11:21:38" table:style-name="ce3">
            <text:p>6/27/2016 11:21:38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ILLER, CASSANDRA</text:p>
          </table:table-cell>
          <table:table-cell office:value-type="string" table:style-name="ce2">
            <text:p>Lefkowitz, David</text:p>
          </table:table-cell>
          <table:table-cell office:value-type="string" table:style-name="ce2">
            <text:p>288-42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Sheryl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11:21:57" table:style-name="ce3">
            <text:p>6/27/2016 11:21:57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ILLER, CASSANDRA</text:p>
          </table:table-cell>
          <table:table-cell office:value-type="string" table:style-name="ce2">
            <text:p>Nicolo, Danielle / Stulman, James / Hugo, Jonathan</text:p>
          </table:table-cell>
          <table:table-cell office:value-type="string" table:style-name="ce2">
            <text:p>962-2399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Doris</text:p>
          </table:table-cell>
          <table:table-cell table:number-columns-repeated="16374"/>
        </table:table-row>
        <table:table-row table:style-name="ro1">
          <table:table-cell office:value-type="date" office:date-value="2016-06-27T11:22:15" table:style-name="ce3">
            <text:p>6/27/2016 11:22:15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ILLER, CASSANDRA</text:p>
          </table:table-cell>
          <table:table-cell office:value-type="string" table:style-name="ce2">
            <text:p>Reichman, Bonnie</text:p>
          </table:table-cell>
          <table:table-cell office:value-type="string" table:style-name="ce2">
            <text:p>688-771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Ana</text:p>
          </table:table-cell>
          <table:table-cell table:number-columns-repeated="16374"/>
        </table:table-row>
        <table:table-row table:style-name="ro1">
          <table:table-cell office:value-type="date" office:date-value="2016-06-27T11:22:44" table:style-name="ce3">
            <text:p>6/27/2016 11:22:44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ILLER, CASSANDRA</text:p>
          </table:table-cell>
          <table:table-cell office:value-type="string" table:style-name="ce2">
            <text:p>Sassoon, Robert</text:p>
          </table:table-cell>
          <table:table-cell office:value-type="string" table:style-name="ce2">
            <text:p>628-15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Stephanie</text:p>
          </table:table-cell>
          <table:table-cell table:number-columns-repeated="16374"/>
        </table:table-row>
        <table:table-row table:style-name="ro1">
          <table:table-cell office:value-type="date" office:date-value="2016-06-27T11:23:51" table:style-name="ce3">
            <text:p>6/27/2016 11:23:51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ILLER, CASSANDRA</text:p>
          </table:table-cell>
          <table:table-cell office:value-type="string" table:style-name="ce2">
            <text:p>Yaghoobzadeh, Hooman</text:p>
          </table:table-cell>
          <table:table-cell office:value-type="string" table:style-name="ce2">
            <text:p>212-861-3222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ydia</text:p>
          </table:table-cell>
          <table:table-cell table:number-columns-repeated="16374"/>
        </table:table-row>
        <table:table-row table:style-name="ro1">
          <table:table-cell office:value-type="date" office:date-value="2016-06-27T11:25:41" table:style-name="ce3">
            <text:p>6/27/2016 11:25:41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ILLER, CASSANDRA</text:p>
          </table:table-cell>
          <table:table-cell office:value-type="string" table:style-name="ce2">
            <text:p>Ziecheck, Wendy</text:p>
          </table:table-cell>
          <table:table-cell office:value-type="string" table:style-name="ce2">
            <text:p>758-359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Theray</text:p>
          </table:table-cell>
          <table:table-cell table:number-columns-repeated="16374"/>
        </table:table-row>
        <table:table-row table:style-name="ro1">
          <table:table-cell office:value-type="date" office:date-value="2016-06-27T11:36:01" table:style-name="ce3">
            <text:p>6/27/2016 11:36:01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ILLER, CASSANDRA</text:p>
          </table:table-cell>
          <table:table-cell office:value-type="string" table:style-name="ce2">
            <text:p>Gotto, Antonio</text:p>
          </table:table-cell>
          <table:table-cell office:value-type="string" table:style-name="ce2">
            <text:p>646-962-6004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Fanny</text:p>
          </table:table-cell>
          <table:table-cell table:number-columns-repeated="16374"/>
        </table:table-row>
        <table:table-row table:style-name="ro1">
          <table:table-cell office:value-type="date" office:date-value="2016-06-27T11:41:27" table:style-name="ce3">
            <text:p>6/27/2016 11:41:27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ILLER, CASSANDRA</text:p>
          </table:table-cell>
          <table:table-cell office:value-type="string" table:style-name="ce2">
            <text:p>Schulman, Aaron</text:p>
          </table:table-cell>
          <table:table-cell office:value-type="string" table:style-name="ce2">
            <text:p>962-869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Eli</text:p>
          </table:table-cell>
          <table:table-cell table:number-columns-repeated="16374"/>
        </table:table-row>
        <table:table-row table:style-name="ro1">
          <table:table-cell office:value-type="date" office:date-value="2016-06-27T12:42:12" table:style-name="ce3">
            <text:p>6/27/2016 12:42:12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215 East 85th Street - PEDS</text:p>
          </table:table-cell>
          <table:table-cell office:value-type="float" office:value="17347" table:style-name="ce2">
            <text:p>17347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Veronica at 1:30pm</text:p>
          </table:table-cell>
          <table:table-cell table:number-columns-repeated="16374"/>
        </table:table-row>
        <table:table-row table:style-name="ro1">
          <table:table-cell office:value-type="date" office:date-value="2016-06-27T12:44:24" table:style-name="ce3">
            <text:p>6/27/2016 12:44:24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CARNEGIE HILL - ENDOSCOPY</text:p>
          </table:table-cell>
          <table:table-cell office:value-type="string" table:style-name="ce2">
            <text:p>860-63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Kathy at 1:34pm</text:p>
          </table:table-cell>
          <table:table-cell table:number-columns-repeated="16374"/>
        </table:table-row>
        <table:table-row table:style-name="ro1">
          <table:table-cell office:value-type="date" office:date-value="2016-06-27T12:45:52" table:style-name="ce3">
            <text:p>6/27/2016 12:45:52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CMA Tribeca - 40 Worth Street - INTERNAL MED</text:p>
          </table:table-cell>
          <table:table-cell office:value-type="string" table:style-name="ce2">
            <text:p>646-962-34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ily at 1:35pm</text:p>
          </table:table-cell>
          <table:table-cell table:number-columns-repeated="16374"/>
        </table:table-row>
        <table:table-row table:style-name="ro1">
          <table:table-cell office:value-type="date" office:date-value="2016-06-27T12:46:54" table:style-name="ce3">
            <text:p>6/27/2016 12:46:54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CMA Tribeca - 40 Worth Street - OB/GYN</text:p>
          </table:table-cell>
          <table:table-cell office:value-type="string" table:style-name="ce2">
            <text:p>646-962-34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ily at 1:35pm</text:p>
          </table:table-cell>
          <table:table-cell table:number-columns-repeated="16374"/>
        </table:table-row>
        <table:table-row table:style-name="ro1">
          <table:table-cell office:value-type="date" office:date-value="2016-06-27T12:47:26" table:style-name="ce3">
            <text:p>6/27/2016 12:47:26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CMA Tribeca - 40 Worth Street - PEDS</text:p>
          </table:table-cell>
          <table:table-cell office:value-type="string" table:style-name="ce2">
            <text:p>646-962-34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ily at 1:35pm</text:p>
          </table:table-cell>
          <table:table-cell table:number-columns-repeated="16374"/>
        </table:table-row>
        <table:table-row table:style-name="ro1">
          <table:table-cell office:value-type="date" office:date-value="2016-06-27T12:48:49" table:style-name="ce3">
            <text:p>6/27/2016 12:48:49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CMA Broadway - 2315 Broadway - Bragin, Llana</text:p>
          </table:table-cell>
          <table:table-cell office:value-type="string" table:style-name="ce2">
            <text:p>646-962-211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Brittany at 1:36pm</text:p>
          </table:table-cell>
          <table:table-cell table:number-columns-repeated="16374"/>
        </table:table-row>
        <table:table-row table:style-name="ro1">
          <table:table-cell office:value-type="date" office:date-value="2016-06-27T12:49:31" table:style-name="ce3">
            <text:p>6/27/2016 12:49:31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CMA Broadway - 2315 Broadway - Chang, Joseph</text:p>
          </table:table-cell>
          <table:table-cell office:value-type="string" table:style-name="ce2">
            <text:p>646-962-211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Brittany at 1:36pm</text:p>
          </table:table-cell>
          <table:table-cell table:number-columns-repeated="16374"/>
        </table:table-row>
        <table:table-row table:style-name="ro1">
          <table:table-cell office:value-type="date" office:date-value="2016-06-27T12:49:58" table:style-name="ce3">
            <text:p>6/27/2016 12:49:58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CMA Broadway - 2315 Broadway - Cohen, David</text:p>
          </table:table-cell>
          <table:table-cell office:value-type="string" table:style-name="ce2">
            <text:p>646-962-211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Brittany at 1:36pm</text:p>
          </table:table-cell>
          <table:table-cell table:number-columns-repeated="16374"/>
        </table:table-row>
        <table:table-row table:style-name="ro1">
          <table:table-cell office:value-type="date" office:date-value="2016-06-27T12:50:28" table:style-name="ce3">
            <text:p>6/27/2016 12:50:28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CMA Broadway - 2315 Broadway - Havryluik, Yelena</text:p>
          </table:table-cell>
          <table:table-cell office:value-type="string" table:style-name="ce2">
            <text:p>746-317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Brittany at 1:36pm</text:p>
          </table:table-cell>
          <table:table-cell table:number-columns-repeated="16374"/>
        </table:table-row>
        <table:table-row table:style-name="ro1">
          <table:table-cell office:value-type="date" office:date-value="2016-06-27T12:50:57" table:style-name="ce3">
            <text:p>6/27/2016 12:50:57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CMA Broadway - 2315 Broadway - Rosinni, Jane</text:p>
          </table:table-cell>
          <table:table-cell office:value-type="string" table:style-name="ce2">
            <text:p>646-962-211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Brittany at 1:36pm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12:51:30" table:style-name="ce3">
            <text:p>6/27/2016 12:51:30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CMA Broadway - 2315 Broadway - Sanford, Marie</text:p>
          </table:table-cell>
          <table:table-cell office:value-type="string" table:style-name="ce2">
            <text:p>646-962-211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Brittany at 1:36pm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12:59:13" table:style-name="ce3">
            <text:p>6/27/2016 12:59:13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CMA Broadway - 2315 Broadway - Shultz, Christopher</text:p>
          </table:table-cell>
          <table:table-cell office:value-type="string" table:style-name="ce2">
            <text:p>646-962-211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Brittany at 1:36pm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13:00:49" table:style-name="ce3">
            <text:p>6/27/2016 13:00:49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CMA Broadway - 2315 Broadway - Wu, Yu-Hsin</text:p>
          </table:table-cell>
          <table:table-cell office:value-type="string" table:style-name="ce2">
            <text:p>646-962-211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Brittany at 1:36pm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13:03:18" table:style-name="ce3">
            <text:p>6/27/2016 13:03:18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Tahir, Muhammad</text:p>
          </table:table-cell>
          <table:table-cell office:value-type="string" table:style-name="ce2">
            <text:p>718-230-581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Nina at 1:39pm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13:04:39" table:style-name="ce3">
            <text:p>6/27/2016 13:04:39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Wu, Jennifer</text:p>
          </table:table-cell>
          <table:table-cell office:value-type="string" table:style-name="ce2">
            <text:p>508-8899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auren at 1:41pm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13:05:40" table:style-name="ce3">
            <text:p>6/27/2016 13:05:40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Wu, Jennifer (WMWH) 2nd LOC.</text:p>
          </table:table-cell>
          <table:table-cell office:value-type="string" table:style-name="ce2">
            <text:p>646-701-002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auren at 1:41pm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7T13:06:48" table:style-name="ce3">
            <text:p>6/27/2016 13:06:48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GUY, ANNETTE</text:p>
          </table:table-cell>
          <table:table-cell office:value-type="string" table:style-name="ce2">
            <text:p>Basuk, Paul</text:p>
          </table:table-cell>
          <table:table-cell office:value-type="string" table:style-name="ce2">
            <text:p>861-971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anet at 1:38pm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8T08:44:54" table:style-name="ce3">
            <text:p>6/28/2016 8:44:54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REYES, ERIKA</text:p>
          </table:table-cell>
          <table:table-cell office:value-type="string" table:style-name="ce2">
            <text:p>12 West 72nd Street - INT MED</text:p>
          </table:table-cell>
          <table:table-cell office:value-type="float" office:value="17775" table:style-name="ce2">
            <text:p>1777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arci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8T08:45:53" table:style-name="ce3">
            <text:p>6/28/2016 8:45:53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REYES, ERIKA</text:p>
          </table:table-cell>
          <table:table-cell office:value-type="string" table:style-name="ce2">
            <text:p>12 West 72nd Street - OB/GYN</text:p>
          </table:table-cell>
          <table:table-cell office:value-type="float" office:value="17792" table:style-name="ce2">
            <text:p>17792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Tamar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8T08:46:19" table:style-name="ce3">
            <text:p>6/28/2016 8:46:19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REYES, ERIKA</text:p>
          </table:table-cell>
          <table:table-cell office:value-type="string" table:style-name="ce2">
            <text:p>Shaktman, Barry</text:p>
          </table:table-cell>
          <table:table-cell office:value-type="string" table:style-name="ce2">
            <text:p>746-3237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Sabrin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8T08:48:04" table:style-name="ce3">
            <text:p>6/28/2016 8:48:04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REYES, ERIKA</text:p>
          </table:table-cell>
          <table:table-cell office:value-type="string" table:style-name="ce2">
            <text:p>Dobrenis, Hockstein</text:p>
          </table:table-cell>
          <table:table-cell office:value-type="string" table:style-name="ce2">
            <text:p>212-821-0907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atthew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8T08:50:25" table:style-name="ce3">
            <text:p>6/28/2016 8:50:25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CCULLAGH, KERRI</text:p>
          </table:table-cell>
          <table:table-cell office:value-type="string" table:style-name="ce2">
            <text:p>215 East 85th Street - OB/GYN / INTERNAL MED</text:p>
          </table:table-cell>
          <table:table-cell office:value-type="float" office:value="17326" table:style-name="ce2">
            <text:p>17326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KATHY</text:p>
          </table:table-cell>
          <table:table-cell office:value-type="string" table:style-name="ce2">
            <text:p>INTERNAL MED IS ALSO CLOSED AS PER ANIA</text:p>
          </table:table-cell>
          <table:table-cell table:number-columns-repeated="16373"/>
        </table:table-row>
        <table:table-row table:style-name="ro1">
          <table:table-cell office:value-type="date" office:date-value="2016-06-28T08:52:36" table:style-name="ce3">
            <text:p>6/28/2016 8:52:36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CCULLAGH, KERRI</text:p>
          </table:table-cell>
          <table:table-cell office:value-type="string" table:style-name="ce2">
            <text:p>Bardes, Charles</text:p>
          </table:table-cell>
          <table:table-cell office:value-type="string" table:style-name="ce2">
            <text:p>646-962-3456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ALTHE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8T08:53:23" table:style-name="ce3">
            <text:p>6/28/2016 8:53:23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CCULLAGH, KERRI</text:p>
          </table:table-cell>
          <table:table-cell office:value-type="string" table:style-name="ce2">
            <text:p>Feit, Lauren</text:p>
          </table:table-cell>
          <table:table-cell office:value-type="string" table:style-name="ce2">
            <text:p>570-92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ANGELIQU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8T08:55:33" table:style-name="ce3">
            <text:p>6/28/2016 8:55:33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CCULLAGH, KERRI</text:p>
          </table:table-cell>
          <table:table-cell office:value-type="string" table:style-name="ce2">
            <text:p>Gelfand</text:p>
          </table:table-cell>
          <table:table-cell office:value-type="string" table:style-name="ce2">
            <text:p>879-3496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ARIANN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8T08:56:57" table:style-name="ce3">
            <text:p>6/28/2016 8:56:57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CCULLAGH, KERRI</text:p>
          </table:table-cell>
          <table:table-cell office:value-type="string" table:style-name="ce2">
            <text:p>Goldin, Daniel</text:p>
          </table:table-cell>
          <table:table-cell office:value-type="string" table:style-name="ce2">
            <text:p>857-4513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ANDRE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8T08:57:43" table:style-name="ce3">
            <text:p>6/28/2016 8:57:43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CCULLAGH, KERRI</text:p>
          </table:table-cell>
          <table:table-cell office:value-type="string" table:style-name="ce2">
            <text:p>Joan Kent</text:p>
          </table:table-cell>
          <table:table-cell office:value-type="string" table:style-name="ce2">
            <text:p>772-29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DIAN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8T08:58:05" table:style-name="ce3">
            <text:p>6/28/2016 8:58:05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CCULLAGH, KERRI</text:p>
          </table:table-cell>
          <table:table-cell office:value-type="string" table:style-name="ce2">
            <text:p>Klein, Harvey</text:p>
          </table:table-cell>
          <table:table-cell office:value-type="float" office:value="14101" table:style-name="ce2">
            <text:p>14101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ARY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8T08:59:12" table:style-name="ce3">
            <text:p>6/28/2016 8:59:12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CCULLAGH, KERRI</text:p>
          </table:table-cell>
          <table:table-cell office:value-type="string" table:style-name="ce2">
            <text:p>Miskovitz, Paul / Eng, Angie / Cooper, Robert</text:p>
          </table:table-cell>
          <table:table-cell office:value-type="string" table:style-name="ce2">
            <text:p>717-4966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REGINA</text:p>
          </table:table-cell>
          <table:table-cell office:value-type="string" table:style-name="ce2">
            <text:p>COOPER AND ENG ARE CLOSED AS WELL</text:p>
          </table:table-cell>
          <table:table-cell table:number-columns-repeated="16373"/>
        </table:table-row>
        <table:table-row table:style-name="ro1">
          <table:table-cell office:value-type="date" office:date-value="2016-06-28T08:59:43" table:style-name="ce3">
            <text:p>6/28/2016 8:59:43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CCULLAGH, KERRI</text:p>
          </table:table-cell>
          <table:table-cell office:value-type="string" table:style-name="ce2">
            <text:p>Rosenberg, Howard</text:p>
          </table:table-cell>
          <table:table-cell office:value-type="string" table:style-name="ce2">
            <text:p>212-744-117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SHEEN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8T09:00:29" table:style-name="ce3">
            <text:p>6/28/2016 9:00:29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MCCULLAGH, KERRI</text:p>
          </table:table-cell>
          <table:table-cell office:value-type="string" table:style-name="ce2">
            <text:p>Weiss, Jona</text:p>
          </table:table-cell>
          <table:table-cell office:value-type="string" table:style-name="ce2">
            <text:p>988-606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VANESS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8T09:33:09" table:style-name="ce3">
            <text:p>6/28/2016 9:33:09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425 E 61st St - 11th Floor</text:p>
          </table:table-cell>
          <table:table-cell office:value-type="string" table:style-name="ce2">
            <text:p>821-0942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uyd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8T09:34:13" table:style-name="ce3">
            <text:p>6/28/2016 9:34:13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BAKER - 23 - PEDS SPCL STUDIES</text:p>
          </table:table-cell>
          <table:table-cell office:value-type="string" table:style-name="ce2">
            <text:p>746-3326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aim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8T09:34:35" table:style-name="ce3">
            <text:p>6/28/2016 9:34:35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Borer, Jeffery S</text:p>
          </table:table-cell>
          <table:table-cell office:value-type="string" table:style-name="ce2">
            <text:p>289-7777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oren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8T09:35:14" table:style-name="ce3">
            <text:p>6/28/2016 9:35:14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CARDIOLOGY - ST4</text:p>
          </table:table-cell>
          <table:table-cell office:value-type="string" table:style-name="ce2">
            <text:p>746-2172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anic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8T09:35:32" table:style-name="ce3">
            <text:p>6/28/2016 9:35:32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CENTER FOR SPECIALTY CARE</text:p>
          </table:table-cell>
          <table:table-cell office:value-type="string" table:style-name="ce2">
            <text:p>570-40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Beth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8T09:35:50" table:style-name="ce3">
            <text:p>6/28/2016 9:35:50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Coll, Raymond</text:p>
          </table:table-cell>
          <table:table-cell office:value-type="string" table:style-name="ce2">
            <text:p>249-084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Raquel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8T09:36:06" table:style-name="ce3">
            <text:p>6/28/2016 9:36:06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Crawford, Carl</text:p>
          </table:table-cell>
          <table:table-cell office:value-type="float" office:value="15329" table:style-name="ce2">
            <text:p>15329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Soni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8T09:36:27" table:style-name="ce3">
            <text:p>6/28/2016 9:36:27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Creatura, Chris</text:p>
          </table:table-cell>
          <table:table-cell office:value-type="string" table:style-name="ce2">
            <text:p>772-38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Sarah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8T09:37:12" table:style-name="ce3">
            <text:p>6/28/2016 9:37:12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Girardi, Leonard</text:p>
          </table:table-cell>
          <table:table-cell office:value-type="string" table:style-name="ce2">
            <text:p>746-5194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Sophie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8T09:37:41" table:style-name="ce3">
            <text:p>6/28/2016 9:37:41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HEMO ONC - ST 341</text:p>
          </table:table-cell>
          <table:table-cell office:value-type="string" table:style-name="ce2">
            <text:p>746-5102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Elena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6-06-28T09:38:08" table:style-name="ce3">
            <text:p>6/28/2016 9:38:08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Hochreiter, Clair</text:p>
          </table:table-cell>
          <table:table-cell office:value-type="string" table:style-name="ce2">
            <text:p>746-5846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Stacy</text:p>
          </table:table-cell>
          <table:table-cell table:number-columns-repeated="16374"/>
        </table:table-row>
        <table:table-row table:style-name="ro1">
          <table:table-cell office:value-type="date" office:date-value="2016-06-28T09:38:29" table:style-name="ce3">
            <text:p>6/28/2016 9:38:29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Hoffman, Lloyd</text:p>
          </table:table-cell>
          <table:table-cell office:value-type="string" table:style-name="ce2">
            <text:p>212-861-164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ellie</text:p>
          </table:table-cell>
          <table:table-cell table:number-columns-repeated="16374"/>
        </table:table-row>
        <table:table-row table:style-name="ro1">
          <table:table-cell office:value-type="date" office:date-value="2016-06-28T09:38:49" table:style-name="ce3">
            <text:p>6/28/2016 9:38:49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HSS - Lane, Joseph</text:p>
          </table:table-cell>
          <table:table-cell office:value-type="string" table:style-name="ce2">
            <text:p>606-1172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Nicole</text:p>
          </table:table-cell>
          <table:table-cell table:number-columns-repeated="16374"/>
        </table:table-row>
        <table:table-row table:style-name="ro1">
          <table:table-cell office:value-type="date" office:date-value="2016-06-28T09:39:13" table:style-name="ce3">
            <text:p>6/28/2016 9:39:13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HT - 4</text:p>
          </table:table-cell>
          <table:table-cell office:value-type="string" table:style-name="ce2">
            <text:p>746-2884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Uylese</text:p>
          </table:table-cell>
          <table:table-cell table:number-columns-repeated="16374"/>
        </table:table-row>
        <table:table-row table:style-name="ro1">
          <table:table-cell office:value-type="date" office:date-value="2016-06-28T09:39:32" table:style-name="ce3">
            <text:p>6/28/2016 9:39:32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HT - 5 PEDS</text:p>
          </table:table-cell>
          <table:table-cell office:value-type="string" table:style-name="ce2">
            <text:p>746-332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isa</text:p>
          </table:table-cell>
          <table:table-cell table:number-columns-repeated="16374"/>
        </table:table-row>
        <table:table-row table:style-name="ro1">
          <table:table-cell office:value-type="date" office:date-value="2016-06-28T09:39:52" table:style-name="ce3">
            <text:p>6/28/2016 9:39:52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HT - 560 OB/GYN</text:p>
          </table:table-cell>
          <table:table-cell office:value-type="string" table:style-name="ce2">
            <text:p>746-32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Christina</text:p>
          </table:table-cell>
          <table:table-cell table:number-columns-repeated="16374"/>
        </table:table-row>
        <table:table-row table:style-name="ro1">
          <table:table-cell office:value-type="date" office:date-value="2016-06-28T09:40:11" table:style-name="ce3">
            <text:p>6/28/2016 9:40:11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HYPERTENSION</text:p>
          </table:table-cell>
          <table:table-cell office:value-type="string" table:style-name="ce2">
            <text:p>962-260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Jennifer</text:p>
          </table:table-cell>
          <table:table-cell table:number-columns-repeated="16374"/>
        </table:table-row>
        <table:table-row table:style-name="ro1">
          <table:table-cell office:value-type="date" office:date-value="2016-06-28T09:40:31" table:style-name="ce3">
            <text:p>6/28/2016 9:40:31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Jacobs, Jonathan</text:p>
          </table:table-cell>
          <table:table-cell office:value-type="string" table:style-name="ce2">
            <text:p>746-1873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Lorin</text:p>
          </table:table-cell>
          <table:table-cell table:number-columns-repeated="16374"/>
        </table:table-row>
        <table:table-row table:style-name="ro1">
          <table:table-cell office:value-type="date" office:date-value="2016-06-28T09:40:52" table:style-name="ce3">
            <text:p>6/28/2016 9:40:52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Jacobs, Michael</text:p>
          </table:table-cell>
          <table:table-cell office:value-type="string" table:style-name="ce2">
            <text:p>212-772-719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Brandi</text:p>
          </table:table-cell>
          <table:table-cell table:number-columns-repeated="16374"/>
        </table:table-row>
        <table:table-row table:style-name="ro1">
          <table:table-cell office:value-type="date" office:date-value="2016-06-28T09:41:17" table:style-name="ce3">
            <text:p>6/28/2016 9:41:17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Lanzberg, Brian</text:p>
          </table:table-cell>
          <table:table-cell office:value-type="string" table:style-name="ce2">
            <text:p>737-50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aria</text:p>
          </table:table-cell>
          <table:table-cell table:number-columns-repeated="16374"/>
        </table:table-row>
        <table:table-row table:style-name="ro1">
          <table:table-cell office:value-type="date" office:date-value="2016-06-28T09:41:37" table:style-name="ce3">
            <text:p>6/28/2016 9:41:37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Levy, Miriam</text:p>
          </table:table-cell>
          <table:table-cell office:value-type="string" table:style-name="ce2">
            <text:p>794-2500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Hazel</text:p>
          </table:table-cell>
          <table:table-cell table:number-columns-repeated="16374"/>
        </table:table-row>
        <table:table-row table:style-name="ro1">
          <table:table-cell office:value-type="date" office:date-value="2016-06-28T09:42:02" table:style-name="ce3">
            <text:p>6/28/2016 9:42:02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Magid, Norman</text:p>
          </table:table-cell>
          <table:table-cell office:value-type="string" table:style-name="ce2">
            <text:p>752-3464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Adena</text:p>
          </table:table-cell>
          <table:table-cell table:number-columns-repeated="16374"/>
        </table:table-row>
        <table:table-row table:style-name="ro1">
          <table:table-cell office:value-type="date" office:date-value="2016-06-28T09:42:22" table:style-name="ce3">
            <text:p>6/28/2016 9:42:22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Maltz, Charles</text:p>
          </table:table-cell>
          <table:table-cell office:value-type="string" table:style-name="ce2">
            <text:p>962-5384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Sonia</text:p>
          </table:table-cell>
          <table:table-cell table:number-columns-repeated="16374"/>
        </table:table-row>
        <table:table-row table:style-name="ro1">
          <table:table-cell office:value-type="date" office:date-value="2016-06-28T09:42:43" table:style-name="ce3">
            <text:p>6/28/2016 9:42:43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Manevitz, Alan</text:p>
          </table:table-cell>
          <table:table-cell office:value-type="string" table:style-name="ce2">
            <text:p>751-5072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ichelle</text:p>
          </table:table-cell>
          <table:table-cell table:number-columns-repeated="16374"/>
        </table:table-row>
        <table:table-row table:style-name="ro1">
          <table:table-cell office:value-type="date" office:date-value="2016-06-28T09:43:04" table:style-name="ce3">
            <text:p>6/28/2016 9:43:04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Tsai, Tony</text:p>
          </table:table-cell>
          <table:table-cell office:value-type="string" table:style-name="ce2">
            <text:p>212-481-7888/8088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Marcia</text:p>
          </table:table-cell>
          <table:table-cell table:number-columns-repeated="16374"/>
        </table:table-row>
        <table:table-row table:style-name="ro1">
          <table:table-cell office:value-type="date" office:date-value="2016-06-28T09:43:31" table:style-name="ce3">
            <text:p>6/28/2016 9:43:31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Olsen, Sonja Kristine / Brown, Robert / Fox, Allison / Lavine, S</text:p>
          </table:table-cell>
          <table:table-cell office:value-type="string" table:style-name="ce2">
            <text:p>646-962-5483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Sonia</text:p>
          </table:table-cell>
          <table:table-cell table:number-columns-repeated="16374"/>
        </table:table-row>
        <table:table-row table:style-name="ro1">
          <table:table-cell office:value-type="date" office:date-value="2016-06-28T09:43:47" table:style-name="ce3">
            <text:p>6/28/2016 9:43:47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Olson, Mary</text:p>
          </table:table-cell>
          <table:table-cell office:value-type="string" table:style-name="ce2">
            <text:p>646-962-4742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Sonia</text:p>
          </table:table-cell>
          <table:table-cell table:number-columns-repeated="16374"/>
        </table:table-row>
        <table:table-row table:style-name="ro1">
          <table:table-cell office:value-type="date" office:date-value="2016-06-28T09:54:11" table:style-name="ce3">
            <text:p>6/28/2016 9:54:11</text:p>
          </table:table-cell>
          <table:table-cell office:value-type="string" table:style-name="ce2">
            <text:p>7/4/2016</text:p>
          </table:table-cell>
          <table:table-cell office:value-type="string" table:style-name="ce2">
            <text:p>WATERMAN, KAY</text:p>
          </table:table-cell>
          <table:table-cell office:value-type="string" table:style-name="ce2">
            <text:p>Bednarek, Karl T</text:p>
          </table:table-cell>
          <table:table-cell office:value-type="string" table:style-name="ce2">
            <text:p>718-389-8585</text:p>
          </table:table-cell>
          <table:table-cell office:value-type="string" table:style-name="ce2">
            <text:p>CLOSED</text:p>
          </table:table-cell>
          <table:table-cell table:number-columns-repeated="3" table:style-name="ce2"/>
          <table:table-cell office:value-type="string" table:style-name="ce2">
            <text:p>Tiffany</text:p>
          </table:table-cell>
          <table:table-cell table:number-columns-repeated="16374"/>
        </table:table-row>
        <table:table-row table:number-rows-repeated="10481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37P0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37P1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37P2">
      <number:text> </number:text>
      <number:currency-symbol>$</number:currency-symbol>
      <number:text>-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38P1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38P2">
      <number:text> </number:text>
      <number:currency-symbol>$</number:currency-symbol>
      <number:text>- </number:text>
    </number:currency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 </number:text>
      <number:number number:decimal-places="2" number:min-integer-digits="1" number:grouping="true"/>
      <number:text> </number:text>
    </number:number-style>
    <number:number-style style:name="N39P1">
      <number:text>  (</number:text>
      <number:number number:decimal-places="2" number:min-integer-digits="1" number:grouping="true"/>
      <number:text>)</number:text>
    </number:number-style>
    <number:text-style style:name="N39P2">
      <number:text> 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0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0P2">
      <number:text> - </number:text>
    </number:text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Comma" style:family="table-cell" style:data-style-name="N37"/>
    <style:style style:name="Comma_32__91_0_93_" style:display-name="Comma [0]" style:family="table-cell" style:data-style-name="N38"/>
    <style:style style:name="Currency" style:family="table-cell" style:data-style-name="N39"/>
    <style:style style:name="Currency_32__91_0_93_" style:display-name="Currency [0]" style:family="table-cell" style:data-style-name="N40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tressa Colomb</meta:initial-creator>
    <dc:creator>Tressa Orizotti</dc:creator>
    <meta:creation-date>2021-01-04T18:08:58Z</meta:creation-date>
    <dc:date>2021-01-04T18:08:59Z</dc:date>
  </office:meta>
</office:document-meta>
</file>